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429cm"/>
    </style:style>
    <style:style style:name="Tabla1.B" style:family="table-column">
      <style:table-column-properties style:column-width="8.126cm"/>
    </style:style>
    <style:style style:name="Tabla1.C" style:family="table-column">
      <style:table-column-properties style:column-width="6.445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C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C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text-properties officeooo:rsid="00078c63" officeooo:paragraph-rsid="00078c63"/>
    </style:style>
    <style:style style:name="P3" style:family="paragraph" style:parent-style-name="Heading_20_1">
      <style:paragraph-properties fo:break-before="page"/>
    </style:style>
    <style:style style:name="P4" style:family="paragraph" style:parent-style-name="Preformatted_20_Text" style:list-style-name="L2">
      <style:paragraph-properties fo:margin-top="0cm" fo:margin-bottom="0.499cm" style:contextual-spacing="false" fo:padding="0.049cm" fo:border="0.06pt solid #d9d9e3"/>
    </style:style>
    <style:style style:name="P5" style:family="paragraph" style:parent-style-name="Preformatted_20_Text" style:list-style-name="L2">
      <style:paragraph-properties fo:padding="0.049cm" fo:border="0.06pt solid #d9d9e3"/>
    </style:style>
    <style:style style:name="P6" style:family="paragraph" style:parent-style-name="Preformatted_20_Text" style:list-style-name="L2">
      <style:paragraph-properties fo:padding="0.049cm" fo:border="0.06pt solid #d9d9e3"/>
      <style:text-properties loext:padding="0.049cm" loext:border="0.06pt solid #d9d9e3"/>
    </style:style>
    <style:style style:name="P7" style:family="paragraph" style:parent-style-name="Preformatted_20_Text" style:list-style-name="L4">
      <style:paragraph-properties fo:padding="0.049cm" fo:border="0.06pt solid #d9d9e3"/>
      <style:text-properties loext:padding="0.049cm" loext:border="0.06pt solid #d9d9e3"/>
    </style:style>
    <style:style style:name="P8" style:family="paragraph" style:parent-style-name="Preformatted_20_Text" style:list-style-name="L5">
      <style:paragraph-properties fo:padding="0.049cm" fo:border="0.06pt solid #d9d9e3"/>
      <style:text-properties loext:padding="0.049cm" loext:border="0.06pt solid #d9d9e3"/>
    </style:style>
    <style:style style:name="P9" style:family="paragraph" style:parent-style-name="Preformatted_20_Text" style:list-style-name="L6">
      <style:paragraph-properties fo:padding="0.049cm" fo:border="0.06pt solid #d9d9e3"/>
      <style:text-properties loext:padding="0.049cm" loext:border="0.06pt solid #d9d9e3"/>
    </style:style>
    <style:style style:name="P10" style:family="paragraph" style:parent-style-name="Preformatted_20_Text" style:list-style-name="L7">
      <style:paragraph-properties fo:padding="0.049cm" fo:border="0.06pt solid #d9d9e3"/>
      <style:text-properties loext:padding="0.049cm" loext:border="0.06pt solid #d9d9e3"/>
    </style:style>
    <style:style style:name="P11" style:family="paragraph" style:parent-style-name="Preformatted_20_Text" style:list-style-name="L8">
      <style:paragraph-properties fo:padding="0.049cm" fo:border="0.06pt solid #d9d9e3"/>
      <style:text-properties loext:padding="0.049cm" loext:border="0.06pt solid #d9d9e3"/>
    </style:style>
    <style:style style:name="P12" style:family="paragraph" style:parent-style-name="Preformatted_20_Text" style:list-style-name="L9">
      <style:paragraph-properties fo:padding="0.049cm" fo:border="0.06pt solid #d9d9e3"/>
      <style:text-properties loext:padding="0.049cm" loext:border="0.06pt solid #d9d9e3"/>
    </style:style>
    <style:style style:name="P13" style:family="paragraph" style:parent-style-name="Preformatted_20_Text">
      <style:paragraph-properties fo:padding="0.049cm" fo:border="0.06pt solid #d9d9e3"/>
      <style:text-properties loext:padding="0.049cm" loext:border="0.06pt solid #d9d9e3"/>
    </style:style>
    <style:style style:name="P14" style:family="paragraph" style:parent-style-name="Preformatted_20_Text" style:list-style-name="L27">
      <style:paragraph-properties fo:padding="0.049cm" fo:border="0.06pt solid #d9d9e3"/>
      <style:text-properties loext:padding="0.049cm" loext:border="0.06pt solid #d9d9e3"/>
    </style:style>
    <style:style style:name="P15" style:family="paragraph" style:parent-style-name="Preformatted_20_Text" style:list-style-name="L28">
      <style:paragraph-properties fo:padding="0.049cm" fo:border="0.06pt solid #d9d9e3"/>
      <style:text-properties loext:padding="0.049cm" loext:border="0.06pt solid #d9d9e3"/>
    </style:style>
    <style:style style:name="P16" style:family="paragraph" style:parent-style-name="Preformatted_20_Text" style:list-style-name="L29">
      <style:paragraph-properties fo:padding="0.049cm" fo:border="0.06pt solid #d9d9e3"/>
      <style:text-properties loext:padding="0.049cm" loext:border="0.06pt solid #d9d9e3"/>
    </style:style>
    <style:style style:name="P17" style:family="paragraph" style:parent-style-name="Preformatted_20_Text" style:list-style-name="L30">
      <style:paragraph-properties fo:padding="0.049cm" fo:border="0.06pt solid #d9d9e3"/>
      <style:text-properties loext:padding="0.049cm" loext:border="0.06pt solid #d9d9e3"/>
    </style:style>
    <style:style style:name="P18" style:family="paragraph" style:parent-style-name="Preformatted_20_Text" style:list-style-name="L34">
      <style:paragraph-properties fo:padding="0.049cm" fo:border="0.06pt solid #d9d9e3"/>
      <style:text-properties loext:padding="0.049cm" loext:border="0.06pt solid #d9d9e3"/>
    </style:style>
    <style:style style:name="P19" style:family="paragraph" style:parent-style-name="Preformatted_20_Text" style:list-style-name="L35">
      <style:paragraph-properties fo:padding="0.049cm" fo:border="0.06pt solid #d9d9e3"/>
      <style:text-properties loext:padding="0.049cm" loext:border="0.06pt solid #d9d9e3"/>
    </style:style>
    <style:style style:name="P20" style:family="paragraph" style:parent-style-name="Preformatted_20_Text" style:list-style-name="L36">
      <style:paragraph-properties fo:padding="0.049cm" fo:border="0.06pt solid #d9d9e3"/>
      <style:text-properties loext:padding="0.049cm" loext:border="0.06pt solid #d9d9e3"/>
    </style:style>
    <style:style style:name="P21" style:family="paragraph" style:parent-style-name="Preformatted_20_Text" style:list-style-name="L37">
      <style:paragraph-properties fo:padding="0.049cm" fo:border="0.06pt solid #d9d9e3"/>
      <style:text-properties loext:padding="0.049cm" loext:border="0.06pt solid #d9d9e3"/>
    </style:style>
    <style:style style:name="P22" style:family="paragraph" style:parent-style-name="Preformatted_20_Text" style:list-style-name="L41">
      <style:paragraph-properties fo:padding="0.049cm" fo:border="0.06pt solid #d9d9e3"/>
      <style:text-properties loext:padding="0.049cm" loext:border="0.06pt solid #d9d9e3"/>
    </style:style>
    <style:style style:name="P23" style:family="paragraph" style:parent-style-name="Preformatted_20_Text" style:list-style-name="L42">
      <style:paragraph-properties fo:padding="0.049cm" fo:border="0.06pt solid #d9d9e3"/>
      <style:text-properties loext:padding="0.049cm" loext:border="0.06pt solid #d9d9e3"/>
    </style:style>
    <style:style style:name="P24" style:family="paragraph" style:parent-style-name="Preformatted_20_Text" style:list-style-name="L43">
      <style:paragraph-properties fo:padding="0.049cm" fo:border="0.06pt solid #d9d9e3"/>
      <style:text-properties loext:padding="0.049cm" loext:border="0.06pt solid #d9d9e3"/>
    </style:style>
    <style:style style:name="P25" style:family="paragraph" style:parent-style-name="Preformatted_20_Text" style:list-style-name="L44">
      <style:paragraph-properties fo:padding="0.049cm" fo:border="0.06pt solid #d9d9e3"/>
      <style:text-properties loext:padding="0.049cm" loext:border="0.06pt solid #d9d9e3"/>
    </style:style>
    <style:style style:name="P26" style:family="paragraph" style:parent-style-name="Preformatted_20_Text" style:list-style-name="L45">
      <style:paragraph-properties fo:padding="0.049cm" fo:border="0.06pt solid #d9d9e3"/>
      <style:text-properties loext:padding="0.049cm" loext:border="0.06pt solid #d9d9e3"/>
    </style:style>
    <style:style style:name="P27" style:family="paragraph" style:parent-style-name="Preformatted_20_Text" style:list-style-name="L48">
      <style:paragraph-properties fo:padding="0.049cm" fo:border="0.06pt solid #d9d9e3"/>
      <style:text-properties loext:padding="0.049cm" loext:border="0.06pt solid #d9d9e3"/>
    </style:style>
    <style:style style:name="P28" style:family="paragraph" style:parent-style-name="Preformatted_20_Text" style:list-style-name="L49">
      <style:paragraph-properties fo:padding="0.049cm" fo:border="0.06pt solid #d9d9e3"/>
      <style:text-properties loext:padding="0.049cm" loext:border="0.06pt solid #d9d9e3"/>
    </style:style>
    <style:style style:name="P29" style:family="paragraph" style:parent-style-name="Preformatted_20_Text" style:list-style-name="L50">
      <style:paragraph-properties fo:padding="0.049cm" fo:border="0.06pt solid #d9d9e3"/>
      <style:text-properties loext:padding="0.049cm" loext:border="0.06pt solid #d9d9e3"/>
    </style:style>
    <style:style style:name="P30" style:family="paragraph" style:parent-style-name="Preformatted_20_Text" style:list-style-name="L51">
      <style:paragraph-properties fo:padding="0.049cm" fo:border="0.06pt solid #d9d9e3"/>
      <style:text-properties loext:padding="0.049cm" loext:border="0.06pt solid #d9d9e3"/>
    </style:style>
    <style:style style:name="P31" style:family="paragraph" style:parent-style-name="Preformatted_20_Text" style:list-style-name="L54">
      <style:paragraph-properties fo:padding="0.049cm" fo:border="0.06pt solid #d9d9e3"/>
      <style:text-properties loext:padding="0.049cm" loext:border="0.06pt solid #d9d9e3"/>
    </style:style>
    <style:style style:name="P32" style:family="paragraph" style:parent-style-name="Preformatted_20_Text" style:list-style-name="L55">
      <style:paragraph-properties fo:padding="0.049cm" fo:border="0.06pt solid #d9d9e3"/>
      <style:text-properties loext:padding="0.049cm" loext:border="0.06pt solid #d9d9e3"/>
    </style:style>
    <style:style style:name="P33" style:family="paragraph" style:parent-style-name="Preformatted_20_Text" style:list-style-name="L56">
      <style:paragraph-properties fo:padding="0.049cm" fo:border="0.06pt solid #d9d9e3"/>
      <style:text-properties loext:padding="0.049cm" loext:border="0.06pt solid #d9d9e3"/>
    </style:style>
    <style:style style:name="P34" style:family="paragraph" style:parent-style-name="Preformatted_20_Text" style:list-style-name="L57">
      <style:paragraph-properties fo:padding="0.049cm" fo:border="0.06pt solid #d9d9e3"/>
      <style:text-properties loext:padding="0.049cm" loext:border="0.06pt solid #d9d9e3"/>
    </style:style>
    <style:style style:name="P35" style:family="paragraph" style:parent-style-name="Preformatted_20_Text" style:list-style-name="L58">
      <style:paragraph-properties fo:padding="0.049cm" fo:border="0.06pt solid #d9d9e3"/>
      <style:text-properties loext:padding="0.049cm" loext:border="0.06pt solid #d9d9e3"/>
    </style:style>
    <style:style style:name="P36" style:family="paragraph" style:parent-style-name="Preformatted_20_Text" style:list-style-name="L4">
      <style:paragraph-properties fo:margin-top="0cm" fo:margin-bottom="0.499cm" style:contextual-spacing="false" fo:padding="0.049cm" fo:border="0.06pt solid #d9d9e3"/>
    </style:style>
    <style:style style:name="P37" style:family="paragraph" style:parent-style-name="Preformatted_20_Text" style:list-style-name="L5">
      <style:paragraph-properties fo:margin-top="0cm" fo:margin-bottom="0.499cm" style:contextual-spacing="false" fo:padding="0.049cm" fo:border="0.06pt solid #d9d9e3"/>
    </style:style>
    <style:style style:name="P38" style:family="paragraph" style:parent-style-name="Preformatted_20_Text" style:list-style-name="L6">
      <style:paragraph-properties fo:margin-top="0cm" fo:margin-bottom="0.499cm" style:contextual-spacing="false" fo:padding="0.049cm" fo:border="0.06pt solid #d9d9e3"/>
    </style:style>
    <style:style style:name="P39" style:family="paragraph" style:parent-style-name="Preformatted_20_Text" style:list-style-name="L7">
      <style:paragraph-properties fo:margin-top="0cm" fo:margin-bottom="0.499cm" style:contextual-spacing="false" fo:padding="0.049cm" fo:border="0.06pt solid #d9d9e3"/>
    </style:style>
    <style:style style:name="P40" style:family="paragraph" style:parent-style-name="Preformatted_20_Text" style:list-style-name="L7">
      <style:paragraph-properties fo:padding="0.049cm" fo:border="0.06pt solid #d9d9e3"/>
    </style:style>
    <style:style style:name="P41" style:family="paragraph" style:parent-style-name="Preformatted_20_Text" style:list-style-name="L8">
      <style:paragraph-properties fo:margin-top="0cm" fo:margin-bottom="0.499cm" style:contextual-spacing="false" fo:padding="0.049cm" fo:border="0.06pt solid #d9d9e3"/>
    </style:style>
    <style:style style:name="P42" style:family="paragraph" style:parent-style-name="Preformatted_20_Text" style:list-style-name="L9">
      <style:paragraph-properties fo:margin-top="0cm" fo:margin-bottom="0.499cm" style:contextual-spacing="false" fo:padding="0.049cm" fo:border="0.06pt solid #d9d9e3"/>
    </style:style>
    <style:style style:name="P43" style:family="paragraph" style:parent-style-name="Preformatted_20_Text">
      <style:paragraph-properties fo:margin-top="0cm" fo:margin-bottom="0.499cm" style:contextual-spacing="false" fo:padding="0.049cm" fo:border="0.06pt solid #d9d9e3"/>
    </style:style>
    <style:style style:name="P44" style:family="paragraph" style:parent-style-name="Preformatted_20_Text">
      <style:paragraph-properties fo:padding="0.049cm" fo:border="0.06pt solid #d9d9e3"/>
    </style:style>
    <style:style style:name="P45" style:family="paragraph" style:parent-style-name="Preformatted_20_Text" style:list-style-name="L27">
      <style:paragraph-properties fo:margin-top="0cm" fo:margin-bottom="0.499cm" style:contextual-spacing="false" fo:padding="0.049cm" fo:border="0.06pt solid #d9d9e3"/>
    </style:style>
    <style:style style:name="P46" style:family="paragraph" style:parent-style-name="Preformatted_20_Text" style:list-style-name="L27">
      <style:paragraph-properties fo:padding="0.049cm" fo:border="0.06pt solid #d9d9e3"/>
    </style:style>
    <style:style style:name="P47" style:family="paragraph" style:parent-style-name="Preformatted_20_Text" style:list-style-name="L28">
      <style:paragraph-properties fo:margin-top="0cm" fo:margin-bottom="0.499cm" style:contextual-spacing="false" fo:padding="0.049cm" fo:border="0.06pt solid #d9d9e3"/>
    </style:style>
    <style:style style:name="P48" style:family="paragraph" style:parent-style-name="Preformatted_20_Text" style:list-style-name="L29">
      <style:paragraph-properties fo:margin-top="0cm" fo:margin-bottom="0.499cm" style:contextual-spacing="false" fo:padding="0.049cm" fo:border="0.06pt solid #d9d9e3"/>
    </style:style>
    <style:style style:name="P49" style:family="paragraph" style:parent-style-name="Preformatted_20_Text" style:list-style-name="L30">
      <style:paragraph-properties fo:margin-top="0cm" fo:margin-bottom="0.499cm" style:contextual-spacing="false" fo:padding="0.049cm" fo:border="0.06pt solid #d9d9e3"/>
    </style:style>
    <style:style style:name="P50" style:family="paragraph" style:parent-style-name="Preformatted_20_Text" style:list-style-name="L30">
      <style:paragraph-properties fo:padding="0.049cm" fo:border="0.06pt solid #d9d9e3"/>
    </style:style>
    <style:style style:name="P51" style:family="paragraph" style:parent-style-name="Preformatted_20_Text" style:list-style-name="L34">
      <style:paragraph-properties fo:margin-top="0cm" fo:margin-bottom="0.499cm" style:contextual-spacing="false" fo:padding="0.049cm" fo:border="0.06pt solid #d9d9e3"/>
    </style:style>
    <style:style style:name="P52" style:family="paragraph" style:parent-style-name="Preformatted_20_Text" style:list-style-name="L35">
      <style:paragraph-properties fo:margin-top="0cm" fo:margin-bottom="0.499cm" style:contextual-spacing="false" fo:padding="0.049cm" fo:border="0.06pt solid #d9d9e3"/>
    </style:style>
    <style:style style:name="P53" style:family="paragraph" style:parent-style-name="Preformatted_20_Text" style:list-style-name="L36">
      <style:paragraph-properties fo:margin-top="0cm" fo:margin-bottom="0.499cm" style:contextual-spacing="false" fo:padding="0.049cm" fo:border="0.06pt solid #d9d9e3"/>
    </style:style>
    <style:style style:name="P54" style:family="paragraph" style:parent-style-name="Preformatted_20_Text" style:list-style-name="L36">
      <style:paragraph-properties fo:padding="0.049cm" fo:border="0.06pt solid #d9d9e3"/>
    </style:style>
    <style:style style:name="P55" style:family="paragraph" style:parent-style-name="Preformatted_20_Text" style:list-style-name="L37">
      <style:paragraph-properties fo:margin-top="0cm" fo:margin-bottom="0.499cm" style:contextual-spacing="false" fo:padding="0.049cm" fo:border="0.06pt solid #d9d9e3"/>
    </style:style>
    <style:style style:name="P56" style:family="paragraph" style:parent-style-name="Preformatted_20_Text" style:list-style-name="L37">
      <style:paragraph-properties fo:padding="0.049cm" fo:border="0.06pt solid #d9d9e3"/>
    </style:style>
    <style:style style:name="P57" style:family="paragraph" style:parent-style-name="Preformatted_20_Text" style:list-style-name="L41">
      <style:paragraph-properties fo:margin-top="0cm" fo:margin-bottom="0.499cm" style:contextual-spacing="false" fo:padding="0.049cm" fo:border="0.06pt solid #d9d9e3"/>
    </style:style>
    <style:style style:name="P58" style:family="paragraph" style:parent-style-name="Preformatted_20_Text" style:list-style-name="L42">
      <style:paragraph-properties fo:margin-top="0cm" fo:margin-bottom="0.499cm" style:contextual-spacing="false" fo:padding="0.049cm" fo:border="0.06pt solid #d9d9e3"/>
    </style:style>
    <style:style style:name="P59" style:family="paragraph" style:parent-style-name="Preformatted_20_Text" style:list-style-name="L42">
      <style:paragraph-properties fo:padding="0.049cm" fo:border="0.06pt solid #d9d9e3"/>
    </style:style>
    <style:style style:name="P60" style:family="paragraph" style:parent-style-name="Preformatted_20_Text" style:list-style-name="L43">
      <style:paragraph-properties fo:margin-top="0cm" fo:margin-bottom="0.499cm" style:contextual-spacing="false" fo:padding="0.049cm" fo:border="0.06pt solid #d9d9e3"/>
    </style:style>
    <style:style style:name="P61" style:family="paragraph" style:parent-style-name="Preformatted_20_Text" style:list-style-name="L44">
      <style:paragraph-properties fo:margin-top="0cm" fo:margin-bottom="0.499cm" style:contextual-spacing="false" fo:padding="0.049cm" fo:border="0.06pt solid #d9d9e3"/>
    </style:style>
    <style:style style:name="P62" style:family="paragraph" style:parent-style-name="Preformatted_20_Text" style:list-style-name="L44">
      <style:paragraph-properties fo:padding="0.049cm" fo:border="0.06pt solid #d9d9e3"/>
    </style:style>
    <style:style style:name="P63" style:family="paragraph" style:parent-style-name="Preformatted_20_Text" style:list-style-name="L45">
      <style:paragraph-properties fo:margin-top="0cm" fo:margin-bottom="0.499cm" style:contextual-spacing="false" fo:padding="0.049cm" fo:border="0.06pt solid #d9d9e3"/>
    </style:style>
    <style:style style:name="P64" style:family="paragraph" style:parent-style-name="Preformatted_20_Text" style:list-style-name="L48">
      <style:paragraph-properties fo:margin-top="0cm" fo:margin-bottom="0.499cm" style:contextual-spacing="false" fo:padding="0.049cm" fo:border="0.06pt solid #d9d9e3"/>
    </style:style>
    <style:style style:name="P65" style:family="paragraph" style:parent-style-name="Preformatted_20_Text" style:list-style-name="L48">
      <style:paragraph-properties fo:padding="0.049cm" fo:border="0.06pt solid #d9d9e3"/>
    </style:style>
    <style:style style:name="P66" style:family="paragraph" style:parent-style-name="Preformatted_20_Text" style:list-style-name="L49">
      <style:paragraph-properties fo:margin-top="0cm" fo:margin-bottom="0.499cm" style:contextual-spacing="false" fo:padding="0.049cm" fo:border="0.06pt solid #d9d9e3"/>
    </style:style>
    <style:style style:name="P67" style:family="paragraph" style:parent-style-name="Preformatted_20_Text" style:list-style-name="L49">
      <style:paragraph-properties fo:padding="0.049cm" fo:border="0.06pt solid #d9d9e3"/>
    </style:style>
    <style:style style:name="P68" style:family="paragraph" style:parent-style-name="Preformatted_20_Text" style:list-style-name="L50">
      <style:paragraph-properties fo:margin-top="0cm" fo:margin-bottom="0.499cm" style:contextual-spacing="false" fo:padding="0.049cm" fo:border="0.06pt solid #d9d9e3"/>
    </style:style>
    <style:style style:name="P69" style:family="paragraph" style:parent-style-name="Preformatted_20_Text" style:list-style-name="L51">
      <style:paragraph-properties fo:margin-top="0cm" fo:margin-bottom="0.499cm" style:contextual-spacing="false" fo:padding="0.049cm" fo:border="0.06pt solid #d9d9e3"/>
    </style:style>
    <style:style style:name="P70" style:family="paragraph" style:parent-style-name="Preformatted_20_Text" style:list-style-name="L54">
      <style:paragraph-properties fo:margin-top="0cm" fo:margin-bottom="0.499cm" style:contextual-spacing="false" fo:padding="0.049cm" fo:border="0.06pt solid #d9d9e3"/>
    </style:style>
    <style:style style:name="P71" style:family="paragraph" style:parent-style-name="Preformatted_20_Text" style:list-style-name="L54">
      <style:paragraph-properties fo:padding="0.049cm" fo:border="0.06pt solid #d9d9e3"/>
    </style:style>
    <style:style style:name="P72" style:family="paragraph" style:parent-style-name="Preformatted_20_Text" style:list-style-name="L55">
      <style:paragraph-properties fo:margin-top="0cm" fo:margin-bottom="0.499cm" style:contextual-spacing="false" fo:padding="0.049cm" fo:border="0.06pt solid #d9d9e3"/>
    </style:style>
    <style:style style:name="P73" style:family="paragraph" style:parent-style-name="Preformatted_20_Text" style:list-style-name="L55">
      <style:paragraph-properties fo:padding="0.049cm" fo:border="0.06pt solid #d9d9e3"/>
    </style:style>
    <style:style style:name="P74" style:family="paragraph" style:parent-style-name="Preformatted_20_Text" style:list-style-name="L56">
      <style:paragraph-properties fo:margin-top="0cm" fo:margin-bottom="0.499cm" style:contextual-spacing="false" fo:padding="0.049cm" fo:border="0.06pt solid #d9d9e3"/>
    </style:style>
    <style:style style:name="P75" style:family="paragraph" style:parent-style-name="Preformatted_20_Text" style:list-style-name="L56">
      <style:paragraph-properties fo:padding="0.049cm" fo:border="0.06pt solid #d9d9e3"/>
    </style:style>
    <style:style style:name="P76" style:family="paragraph" style:parent-style-name="Preformatted_20_Text" style:list-style-name="L57">
      <style:paragraph-properties fo:margin-top="0cm" fo:margin-bottom="0.499cm" style:contextual-spacing="false" fo:padding="0.049cm" fo:border="0.06pt solid #d9d9e3"/>
    </style:style>
    <style:style style:name="P77" style:family="paragraph" style:parent-style-name="Preformatted_20_Text" style:list-style-name="L58">
      <style:paragraph-properties fo:margin-top="0cm" fo:margin-bottom="0.499cm" style:contextual-spacing="false" fo:padding="0.049cm" fo:border="0.06pt solid #d9d9e3"/>
    </style:style>
    <style:style style:name="P78" style:family="paragraph" style:parent-style-name="Standard">
      <style:text-properties officeooo:rsid="00078c63" officeooo:paragraph-rsid="00078c63"/>
    </style:style>
    <style:style style:name="P79" style:family="paragraph" style:parent-style-name="Standard">
      <style:paragraph-properties fo:break-before="page"/>
      <style:text-properties officeooo:rsid="00078c63" officeooo:paragraph-rsid="00078c63"/>
    </style:style>
    <style:style style:name="P80" style:family="paragraph" style:parent-style-name="Standard">
      <style:text-properties officeooo:paragraph-rsid="00078c63"/>
    </style:style>
    <style:style style:name="P81" style:family="paragraph" style:parent-style-name="Standard">
      <style:text-properties officeooo:rsid="000b822a" officeooo:paragraph-rsid="000b822a"/>
    </style:style>
    <style:style style:name="P82" style:family="paragraph" style:parent-style-name="Standard">
      <style:paragraph-properties fo:break-before="page"/>
      <style:text-properties officeooo:rsid="000e1029" officeooo:paragraph-rsid="000e1029"/>
    </style:style>
    <style:style style:name="P83" style:family="paragraph" style:parent-style-name="Standard">
      <style:text-properties officeooo:rsid="000e1029" officeooo:paragraph-rsid="000e1029"/>
    </style:style>
    <style:style style:name="P84" style:family="paragraph" style:parent-style-name="Standard">
      <style:text-properties officeooo:rsid="001149e2" officeooo:paragraph-rsid="001149e2"/>
    </style:style>
    <style:style style:name="P85" style:family="paragraph" style:parent-style-name="Text_20_body">
      <style:paragraph-properties fo:padding="0.049cm" fo:border="0.06pt solid #d9d9e3"/>
    </style:style>
    <style:style style:name="P86" style:family="paragraph" style:parent-style-name="Text_20_body" style:list-style-name="L1">
      <style:paragraph-properties fo:margin-top="0cm" fo:margin-bottom="0cm" style:contextual-spacing="false" fo:padding="0.049cm" fo:border="0.06pt solid #d9d9e3"/>
    </style:style>
    <style:style style:name="P87" style:family="paragraph" style:parent-style-name="Text_20_body" style:list-style-name="L1">
      <style:paragraph-properties fo:padding="0.049cm" fo:border="0.06pt solid #d9d9e3"/>
    </style:style>
    <style:style style:name="P88" style:family="paragraph" style:parent-style-name="Text_20_body" style:list-style-name="L2">
      <style:paragraph-properties fo:padding="0.049cm" fo:border="0.06pt solid #d9d9e3"/>
    </style:style>
    <style:style style:name="P89" style:family="paragraph" style:parent-style-name="Text_20_body" style:list-style-name="L3">
      <style:paragraph-properties fo:margin-top="0cm" fo:margin-bottom="0cm" style:contextual-spacing="false" fo:padding="0.049cm" fo:border="0.06pt solid #d9d9e3"/>
    </style:style>
    <style:style style:name="P90" style:family="paragraph" style:parent-style-name="Text_20_body" style:list-style-name="L3">
      <style:paragraph-properties fo:padding="0.049cm" fo:border="0.06pt solid #d9d9e3"/>
    </style:style>
    <style:style style:name="P91" style:family="paragraph" style:parent-style-name="Text_20_body" style:list-style-name="L4">
      <style:paragraph-properties fo:padding="0.049cm" fo:border="0.06pt solid #d9d9e3"/>
    </style:style>
    <style:style style:name="P92" style:family="paragraph" style:parent-style-name="Text_20_body" style:list-style-name="L5">
      <style:paragraph-properties fo:padding="0.049cm" fo:border="0.06pt solid #d9d9e3"/>
    </style:style>
    <style:style style:name="P93" style:family="paragraph" style:parent-style-name="Text_20_body" style:list-style-name="L6">
      <style:paragraph-properties fo:padding="0.049cm" fo:border="0.06pt solid #d9d9e3"/>
    </style:style>
    <style:style style:name="P94" style:family="paragraph" style:parent-style-name="Text_20_body" style:list-style-name="L7">
      <style:paragraph-properties fo:padding="0.049cm" fo:border="0.06pt solid #d9d9e3"/>
    </style:style>
    <style:style style:name="P95" style:family="paragraph" style:parent-style-name="Text_20_body" style:list-style-name="L8">
      <style:paragraph-properties fo:padding="0.049cm" fo:border="0.06pt solid #d9d9e3"/>
    </style:style>
    <style:style style:name="P96" style:family="paragraph" style:parent-style-name="Text_20_body" style:list-style-name="L9">
      <style:paragraph-properties fo:padding="0.049cm" fo:border="0.06pt solid #d9d9e3"/>
    </style:style>
    <style:style style:name="P97" style:family="paragraph" style:parent-style-name="Text_20_body">
      <style:text-properties officeooo:rsid="00078c63" officeooo:paragraph-rsid="00078c63"/>
    </style:style>
    <style:style style:name="P98" style:family="paragraph" style:parent-style-name="Text_20_body">
      <style:paragraph-properties fo:break-before="page"/>
      <style:text-properties officeooo:rsid="00078c63" officeooo:paragraph-rsid="00078c63"/>
    </style:style>
    <style:style style:name="P99" style:family="paragraph" style:parent-style-name="Text_20_body" style:list-style-name="L10">
      <style:paragraph-properties fo:margin-top="0cm" fo:margin-bottom="0cm" style:contextual-spacing="false" fo:padding="0.049cm" fo:border="0.06pt solid #d9d9e3"/>
    </style:style>
    <style:style style:name="P100" style:family="paragraph" style:parent-style-name="Text_20_body" style:list-style-name="L10">
      <style:paragraph-properties fo:padding="0.049cm" fo:border="0.06pt solid #d9d9e3"/>
    </style:style>
    <style:style style:name="P101" style:family="paragraph" style:parent-style-name="Text_20_body" style:list-style-name="L11">
      <style:paragraph-properties fo:margin-top="0cm" fo:margin-bottom="0cm" style:contextual-spacing="false" fo:padding="0.049cm" fo:border="0.06pt solid #d9d9e3"/>
    </style:style>
    <style:style style:name="P102" style:family="paragraph" style:parent-style-name="Text_20_body" style:list-style-name="L11">
      <style:paragraph-properties fo:padding="0.049cm" fo:border="0.06pt solid #d9d9e3"/>
    </style:style>
    <style:style style:name="P103" style:family="paragraph" style:parent-style-name="Text_20_body" style:list-style-name="L12">
      <style:paragraph-properties fo:padding="0.049cm" fo:border="0.06pt solid #d9d9e3"/>
    </style:style>
    <style:style style:name="P104" style:family="paragraph" style:parent-style-name="Text_20_body" style:list-style-name="L13">
      <style:paragraph-properties fo:padding="0.049cm" fo:border="0.06pt solid #d9d9e3"/>
    </style:style>
    <style:style style:name="P105" style:family="paragraph" style:parent-style-name="Text_20_body" style:list-style-name="L14">
      <style:paragraph-properties fo:margin-top="0cm" fo:margin-bottom="0cm" style:contextual-spacing="false" fo:padding="0.049cm" fo:border="0.06pt solid #d9d9e3"/>
    </style:style>
    <style:style style:name="P106" style:family="paragraph" style:parent-style-name="Text_20_body" style:list-style-name="L14">
      <style:paragraph-properties fo:padding="0.049cm" fo:border="0.06pt solid #d9d9e3"/>
    </style:style>
    <style:style style:name="P107" style:family="paragraph" style:parent-style-name="Text_20_body" style:list-style-name="L15">
      <style:paragraph-properties fo:margin-top="0cm" fo:margin-bottom="0cm" style:contextual-spacing="false" fo:padding="0.049cm" fo:border="0.06pt solid #d9d9e3"/>
    </style:style>
    <style:style style:name="P108" style:family="paragraph" style:parent-style-name="Text_20_body" style:list-style-name="L15">
      <style:paragraph-properties fo:padding="0.049cm" fo:border="0.06pt solid #d9d9e3"/>
    </style:style>
    <style:style style:name="P109" style:family="paragraph" style:parent-style-name="Text_20_body" style:list-style-name="L16">
      <style:paragraph-properties fo:margin-top="0cm" fo:margin-bottom="0cm" style:contextual-spacing="false" fo:padding="0.049cm" fo:border="0.06pt solid #d9d9e3"/>
    </style:style>
    <style:style style:name="P110" style:family="paragraph" style:parent-style-name="Text_20_body" style:list-style-name="L16">
      <style:paragraph-properties fo:padding="0.049cm" fo:border="0.06pt solid #d9d9e3"/>
    </style:style>
    <style:style style:name="P111" style:family="paragraph" style:parent-style-name="Text_20_body" style:list-style-name="L17">
      <style:paragraph-properties fo:margin-top="0cm" fo:margin-bottom="0cm" style:contextual-spacing="false" fo:padding="0.049cm" fo:border="0.06pt solid #d9d9e3"/>
    </style:style>
    <style:style style:name="P112" style:family="paragraph" style:parent-style-name="Text_20_body" style:list-style-name="L17">
      <style:paragraph-properties fo:padding="0.049cm" fo:border="0.06pt solid #d9d9e3"/>
    </style:style>
    <style:style style:name="P113" style:family="paragraph" style:parent-style-name="Text_20_body" style:list-style-name="L18">
      <style:paragraph-properties fo:margin-top="0cm" fo:margin-bottom="0cm" style:contextual-spacing="false" fo:padding="0.049cm" fo:border="0.06pt solid #d9d9e3"/>
    </style:style>
    <style:style style:name="P114" style:family="paragraph" style:parent-style-name="Text_20_body" style:list-style-name="L18">
      <style:paragraph-properties fo:padding="0.049cm" fo:border="0.06pt solid #d9d9e3"/>
    </style:style>
    <style:style style:name="P115" style:family="paragraph" style:parent-style-name="Text_20_body" style:list-style-name="L19">
      <style:paragraph-properties fo:margin-top="0cm" fo:margin-bottom="0cm" style:contextual-spacing="false" fo:padding="0.049cm" fo:border="0.06pt solid #d9d9e3"/>
    </style:style>
    <style:style style:name="P116" style:family="paragraph" style:parent-style-name="Text_20_body" style:list-style-name="L19">
      <style:paragraph-properties fo:padding="0.049cm" fo:border="0.06pt solid #d9d9e3"/>
    </style:style>
    <style:style style:name="P117" style:family="paragraph" style:parent-style-name="Text_20_body">
      <style:paragraph-properties fo:padding="0.049cm" fo:border="0.06pt solid #d9d9e3"/>
      <style:text-properties loext:padding="0.049cm" loext:border="0.06pt solid #d9d9e3"/>
    </style:style>
    <style:style style:name="P118" style:family="paragraph" style:parent-style-name="Text_20_body">
      <style:paragraph-properties fo:margin-top="0cm" fo:margin-bottom="0cm" style:contextual-spacing="false"/>
      <style:text-properties loext:padding="0.049cm" loext:border="0.06pt solid #d9d9e3"/>
    </style:style>
    <style:style style:name="P119" style:family="paragraph" style:parent-style-name="Text_20_body" style:list-style-name="L20">
      <style:paragraph-properties fo:margin-top="0cm" fo:margin-bottom="0cm" style:contextual-spacing="false" fo:padding="0.049cm" fo:border="0.06pt solid #d9d9e3"/>
    </style:style>
    <style:style style:name="P120" style:family="paragraph" style:parent-style-name="Text_20_body" style:list-style-name="L20">
      <style:paragraph-properties fo:padding="0.049cm" fo:border="0.06pt solid #d9d9e3"/>
    </style:style>
    <style:style style:name="P121" style:family="paragraph" style:parent-style-name="Text_20_body" style:list-style-name="L21">
      <style:paragraph-properties fo:margin-top="0cm" fo:margin-bottom="0cm" style:contextual-spacing="false" fo:padding="0.049cm" fo:border="0.06pt solid #d9d9e3"/>
    </style:style>
    <style:style style:name="P122" style:family="paragraph" style:parent-style-name="Text_20_body" style:list-style-name="L21">
      <style:paragraph-properties fo:padding="0.049cm" fo:border="0.06pt solid #d9d9e3"/>
    </style:style>
    <style:style style:name="P123" style:family="paragraph" style:parent-style-name="Text_20_body" style:list-style-name="L22">
      <style:paragraph-properties fo:margin-top="0cm" fo:margin-bottom="0cm" style:contextual-spacing="false" fo:padding="0.049cm" fo:border="0.06pt solid #d9d9e3"/>
    </style:style>
    <style:style style:name="P124" style:family="paragraph" style:parent-style-name="Text_20_body" style:list-style-name="L22">
      <style:paragraph-properties fo:padding="0.049cm" fo:border="0.06pt solid #d9d9e3"/>
    </style:style>
    <style:style style:name="P125" style:family="paragraph" style:parent-style-name="Text_20_body" style:list-style-name="L23">
      <style:paragraph-properties fo:padding="0.049cm" fo:border="0.06pt solid #d9d9e3"/>
    </style:style>
    <style:style style:name="P126" style:family="paragraph" style:parent-style-name="Text_20_body" style:list-style-name="L24">
      <style:paragraph-properties fo:padding="0.049cm" fo:border="0.06pt solid #d9d9e3"/>
    </style:style>
    <style:style style:name="P127" style:family="paragraph" style:parent-style-name="Text_20_body" style:list-style-name="L25">
      <style:paragraph-properties fo:margin-top="0cm" fo:margin-bottom="0cm" style:contextual-spacing="false" fo:padding="0.049cm" fo:border="0.06pt solid #d9d9e3"/>
    </style:style>
    <style:style style:name="P128" style:family="paragraph" style:parent-style-name="Text_20_body" style:list-style-name="L25">
      <style:paragraph-properties fo:padding="0.049cm" fo:border="0.06pt solid #d9d9e3"/>
    </style:style>
    <style:style style:name="P129" style:family="paragraph" style:parent-style-name="Text_20_body" style:list-style-name="L26">
      <style:paragraph-properties fo:margin-top="0cm" fo:margin-bottom="0cm" style:contextual-spacing="false" fo:padding="0.049cm" fo:border="0.06pt solid #d9d9e3"/>
    </style:style>
    <style:style style:name="P130" style:family="paragraph" style:parent-style-name="Text_20_body" style:list-style-name="L26">
      <style:paragraph-properties fo:padding="0.049cm" fo:border="0.06pt solid #d9d9e3"/>
    </style:style>
    <style:style style:name="P131" style:family="paragraph" style:parent-style-name="Text_20_body" style:list-style-name="L27">
      <style:paragraph-properties fo:padding="0.049cm" fo:border="0.06pt solid #d9d9e3"/>
    </style:style>
    <style:style style:name="P132" style:family="paragraph" style:parent-style-name="Text_20_body" style:list-style-name="L28">
      <style:paragraph-properties fo:padding="0.049cm" fo:border="0.06pt solid #d9d9e3"/>
    </style:style>
    <style:style style:name="P133" style:family="paragraph" style:parent-style-name="Text_20_body" style:list-style-name="L29">
      <style:paragraph-properties fo:padding="0.049cm" fo:border="0.06pt solid #d9d9e3"/>
    </style:style>
    <style:style style:name="P134" style:family="paragraph" style:parent-style-name="Text_20_body" style:list-style-name="L30">
      <style:paragraph-properties fo:padding="0.049cm" fo:border="0.06pt solid #d9d9e3"/>
    </style:style>
    <style:style style:name="P135" style:family="paragraph" style:parent-style-name="Text_20_body" style:list-style-name="L31">
      <style:paragraph-properties fo:padding="0.049cm" fo:border="0.06pt solid #d9d9e3"/>
    </style:style>
    <style:style style:name="P136" style:family="paragraph" style:parent-style-name="Text_20_body" style:list-style-name="L32">
      <style:paragraph-properties fo:margin-top="0cm" fo:margin-bottom="0cm" style:contextual-spacing="false" fo:padding="0.049cm" fo:border="0.06pt solid #d9d9e3"/>
    </style:style>
    <style:style style:name="P137" style:family="paragraph" style:parent-style-name="Text_20_body" style:list-style-name="L32">
      <style:paragraph-properties fo:padding="0.049cm" fo:border="0.06pt solid #d9d9e3"/>
    </style:style>
    <style:style style:name="P138" style:family="paragraph" style:parent-style-name="Text_20_body" style:list-style-name="L33">
      <style:paragraph-properties fo:margin-top="0cm" fo:margin-bottom="0cm" style:contextual-spacing="false" fo:padding="0.049cm" fo:border="0.06pt solid #d9d9e3"/>
    </style:style>
    <style:style style:name="P139" style:family="paragraph" style:parent-style-name="Text_20_body" style:list-style-name="L33">
      <style:paragraph-properties fo:padding="0.049cm" fo:border="0.06pt solid #d9d9e3"/>
    </style:style>
    <style:style style:name="P140" style:family="paragraph" style:parent-style-name="Text_20_body" style:list-style-name="L34">
      <style:paragraph-properties fo:padding="0.049cm" fo:border="0.06pt solid #d9d9e3"/>
    </style:style>
    <style:style style:name="P141" style:family="paragraph" style:parent-style-name="Text_20_body" style:list-style-name="L35">
      <style:paragraph-properties fo:padding="0.049cm" fo:border="0.06pt solid #d9d9e3"/>
    </style:style>
    <style:style style:name="P142" style:family="paragraph" style:parent-style-name="Text_20_body" style:list-style-name="L36">
      <style:paragraph-properties fo:padding="0.049cm" fo:border="0.06pt solid #d9d9e3"/>
    </style:style>
    <style:style style:name="P143" style:family="paragraph" style:parent-style-name="Text_20_body" style:list-style-name="L37">
      <style:paragraph-properties fo:padding="0.049cm" fo:border="0.06pt solid #d9d9e3"/>
    </style:style>
    <style:style style:name="P144" style:family="paragraph" style:parent-style-name="Text_20_body" style:list-style-name="L38">
      <style:paragraph-properties fo:padding="0.049cm" fo:border="0.06pt solid #d9d9e3"/>
    </style:style>
    <style:style style:name="P145" style:family="paragraph" style:parent-style-name="Text_20_body" style:list-style-name="L39">
      <style:paragraph-properties fo:margin-top="0cm" fo:margin-bottom="0cm" style:contextual-spacing="false" fo:padding="0.049cm" fo:border="0.06pt solid #d9d9e3"/>
    </style:style>
    <style:style style:name="P146" style:family="paragraph" style:parent-style-name="Text_20_body" style:list-style-name="L39">
      <style:paragraph-properties fo:padding="0.049cm" fo:border="0.06pt solid #d9d9e3"/>
    </style:style>
    <style:style style:name="P147" style:family="paragraph" style:parent-style-name="Text_20_body">
      <style:paragraph-properties fo:padding="0.049cm" fo:border="0.06pt solid #d9d9e3"/>
      <style:text-properties officeooo:paragraph-rsid="000d67a7"/>
    </style:style>
    <style:style style:name="P148" style:family="paragraph" style:parent-style-name="Text_20_body" style:list-style-name="L40">
      <style:paragraph-properties fo:margin-top="0cm" fo:margin-bottom="0cm" style:contextual-spacing="false" fo:padding="0.049cm" fo:border="0.06pt solid #d9d9e3"/>
    </style:style>
    <style:style style:name="P149" style:family="paragraph" style:parent-style-name="Text_20_body" style:list-style-name="L40">
      <style:paragraph-properties fo:padding="0.049cm" fo:border="0.06pt solid #d9d9e3"/>
    </style:style>
    <style:style style:name="P150" style:family="paragraph" style:parent-style-name="Text_20_body" style:list-style-name="L41">
      <style:paragraph-properties fo:padding="0.049cm" fo:border="0.06pt solid #d9d9e3"/>
    </style:style>
    <style:style style:name="P151" style:family="paragraph" style:parent-style-name="Text_20_body" style:list-style-name="L42">
      <style:paragraph-properties fo:padding="0.049cm" fo:border="0.06pt solid #d9d9e3"/>
    </style:style>
    <style:style style:name="P152" style:family="paragraph" style:parent-style-name="Text_20_body" style:list-style-name="L43">
      <style:paragraph-properties fo:padding="0.049cm" fo:border="0.06pt solid #d9d9e3"/>
    </style:style>
    <style:style style:name="P153" style:family="paragraph" style:parent-style-name="Text_20_body" style:list-style-name="L44">
      <style:paragraph-properties fo:padding="0.049cm" fo:border="0.06pt solid #d9d9e3"/>
    </style:style>
    <style:style style:name="P154" style:family="paragraph" style:parent-style-name="Text_20_body" style:list-style-name="L45">
      <style:paragraph-properties fo:padding="0.049cm" fo:border="0.06pt solid #d9d9e3"/>
    </style:style>
    <style:style style:name="P155" style:family="paragraph" style:parent-style-name="Text_20_body">
      <style:text-properties officeooo:rsid="000e1029" officeooo:paragraph-rsid="000e1029"/>
    </style:style>
    <style:style style:name="P156" style:family="paragraph" style:parent-style-name="Text_20_body" style:list-style-name="L46">
      <style:paragraph-properties fo:padding="0.049cm" fo:border="0.06pt solid #d9d9e3"/>
    </style:style>
    <style:style style:name="P157" style:family="paragraph" style:parent-style-name="Text_20_body" style:list-style-name="L47">
      <style:paragraph-properties fo:margin-top="0cm" fo:margin-bottom="0cm" style:contextual-spacing="false" fo:padding="0.049cm" fo:border="0.06pt solid #d9d9e3"/>
    </style:style>
    <style:style style:name="P158" style:family="paragraph" style:parent-style-name="Text_20_body" style:list-style-name="L47">
      <style:paragraph-properties fo:padding="0.049cm" fo:border="0.06pt solid #d9d9e3"/>
    </style:style>
    <style:style style:name="P159" style:family="paragraph" style:parent-style-name="Text_20_body" style:list-style-name="L48">
      <style:paragraph-properties fo:padding="0.049cm" fo:border="0.06pt solid #d9d9e3"/>
    </style:style>
    <style:style style:name="P160" style:family="paragraph" style:parent-style-name="Text_20_body" style:list-style-name="L49">
      <style:paragraph-properties fo:margin-top="0cm" fo:margin-bottom="0cm" style:contextual-spacing="false" fo:padding="0.049cm" fo:border="0.06pt solid #d9d9e3"/>
    </style:style>
    <style:style style:name="P161" style:family="paragraph" style:parent-style-name="Text_20_body" style:list-style-name="L49">
      <style:paragraph-properties fo:padding="0.049cm" fo:border="0.06pt solid #d9d9e3"/>
    </style:style>
    <style:style style:name="P162" style:family="paragraph" style:parent-style-name="Text_20_body" style:list-style-name="L50">
      <style:paragraph-properties fo:padding="0.049cm" fo:border="0.06pt solid #d9d9e3"/>
    </style:style>
    <style:style style:name="P163" style:family="paragraph" style:parent-style-name="Text_20_body" style:list-style-name="L51">
      <style:paragraph-properties fo:padding="0.049cm" fo:border="0.06pt solid #d9d9e3"/>
    </style:style>
    <style:style style:name="P164" style:family="paragraph" style:parent-style-name="Text_20_body" style:list-style-name="L52">
      <style:paragraph-properties fo:padding="0.049cm" fo:border="0.06pt solid #d9d9e3"/>
    </style:style>
    <style:style style:name="P165" style:family="paragraph" style:parent-style-name="Text_20_body" style:list-style-name="L53">
      <style:paragraph-properties fo:margin-top="0cm" fo:margin-bottom="0cm" style:contextual-spacing="false" fo:padding="0.049cm" fo:border="0.06pt solid #d9d9e3"/>
    </style:style>
    <style:style style:name="P166" style:family="paragraph" style:parent-style-name="Text_20_body" style:list-style-name="L53">
      <style:paragraph-properties fo:padding="0.049cm" fo:border="0.06pt solid #d9d9e3"/>
    </style:style>
    <style:style style:name="P167" style:family="paragraph" style:parent-style-name="Text_20_body" style:list-style-name="L54">
      <style:paragraph-properties fo:padding="0.049cm" fo:border="0.06pt solid #d9d9e3"/>
    </style:style>
    <style:style style:name="P168" style:family="paragraph" style:parent-style-name="Text_20_body" style:list-style-name="L55">
      <style:paragraph-properties fo:padding="0.049cm" fo:border="0.06pt solid #d9d9e3"/>
    </style:style>
    <style:style style:name="P169" style:family="paragraph" style:parent-style-name="Text_20_body" style:list-style-name="L56">
      <style:paragraph-properties fo:padding="0.049cm" fo:border="0.06pt solid #d9d9e3"/>
    </style:style>
    <style:style style:name="P170" style:family="paragraph" style:parent-style-name="Text_20_body" style:list-style-name="L57">
      <style:paragraph-properties fo:padding="0.049cm" fo:border="0.06pt solid #d9d9e3"/>
    </style:style>
    <style:style style:name="P171" style:family="paragraph" style:parent-style-name="Text_20_body" style:list-style-name="L58">
      <style:paragraph-properties fo:padding="0.049cm" fo:border="0.06pt solid #d9d9e3"/>
    </style:style>
    <style:style style:name="P172" style:family="paragraph" style:parent-style-name="Text_20_body">
      <style:text-properties officeooo:rsid="001149e2" officeooo:paragraph-rsid="001149e2"/>
    </style:style>
    <style:style style:name="T1" style:family="text">
      <style:text-properties officeooo:rsid="00078c63"/>
    </style:style>
    <style:style style:name="T2" style:family="text">
      <style:text-properties loext:padding="0.049cm" loext:border="0.06pt solid #d9d9e3"/>
    </style:style>
    <style:style style:name="T3" style:family="text">
      <style:text-properties officeooo:rsid="000d67a7" loext:padding="0.049cm" loext:border="0.06pt solid #d9d9e3"/>
    </style:style>
    <style:style style:name="T4" style:family="text">
      <style:text-properties officeooo:rsid="000f5986" loext:padding="0.049cm" loext:border="0.06pt solid #d9d9e3"/>
    </style:style>
    <style:style style:name="T5" style:family="text">
      <style:text-properties officeooo:rsid="001149e2"/>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stalación de VirtualBox en Windows:</text:h>
      <text:p text:style-name="P85"><text:span text:style-name="Strong_20_Emphasis"><text:span text:style-name="T2">Paso 1: Descarga de VirtualBox</text:span></text:span></text:p>
      <text:list text:style-name="L10">
        <text:list-item>
          <text:p text:style-name="P99">Ve al sitio web oficial de Oracle VirtualBox en <text:a xlink:type="simple" xlink:href="https://www.virtualbox.org/" office:target-frame-name="_new" xlink:show="replace" text:style-name="Internet_20_link" text:visited-style-name="Visited_20_Internet_20_Link"><text:span text:style-name="T2">https://www.virtualbox.org/</text:span></text:a>.</text:p>
        </text:list-item>
        <text:list-item>
          <text:p text:style-name="P100">En la página de descarga, busca la sección "Windows hosts" y haz clic en el enlace de descarga para la versión de Windows. Descargarás un archivo ejecutable con extensión <text:span text:style-name="Source_20_Text"><text:span text:style-name="T2">.exe</text:span></text:span>.</text:p>
        </text:list-item>
      </text:list>
      <text:p text:style-name="P85"><text:span text:style-name="Strong_20_Emphasis"><text:span text:style-name="T2">Paso 2: Instalación de VirtualBox</text:span></text:span></text:p>
      <text:list text:style-name="L11">
        <text:list-item>
          <text:p text:style-name="P101">Ejecuta el archivo descargado. Windows te guiará a través del asistente de instalación.</text:p>
        </text:list-item>
        <text:list-item>
          <text:p text:style-name="P101">Acepta los términos de la licencia y sigue las instrucciones en pantalla.</text:p>
        </text:list-item>
        <text:list-item>
          <text:p text:style-name="P101">Durante la instalación, es posible que debas habilitar o deshabilitar características específicas. Asegúrate de que las opciones necesarias para tu caso estén seleccionadas.</text:p>
        </text:list-item>
        <text:list-item>
          <text:p text:style-name="P102">Una vez completada la instalación, haz clic en "Finalizar" para cerrar el asistente.</text:p>
        </text:list-item>
      </text:list>
      <text:p text:style-name="P85"><text:span text:style-name="Strong_20_Emphasis"><text:span text:style-name="T2">Paso 3: Configuración adicional (opcional)</text:span></text:span></text:p>
      <text:p text:style-name="P85">Después de la instalación, puedes configurar VirtualBox según tus necesidades, como definir las carpetas compartidas o configurar las preferencias de red.</text:p>
      <text:h text:style-name="Heading_20_2" text:outline-level="2">Instalación de VirtualBox en Ubuntu:</text:h>
      <text:p text:style-name="P85"><text:span text:style-name="Strong_20_Emphasis"><text:span text:style-name="T2">Paso 1: Actualización del sistema</text:span></text:span></text:p>
      <text:p text:style-name="P85">Antes de instalar VirtualBox en Ubuntu, es una buena práctica asegurarse de que el sistema esté actualizado. Abre una terminal y ejecuta los siguientes comandos:</text:p>
      <text:p text:style-name="P13"/>
      <text:p text:style-name="P44"><text:span text:style-name="Source_20_Text"><text:span text:style-name="T2">sudo apt update</text:span></text:span></text:p>
      <text:p text:style-name="P43"><text:span text:style-name="Source_20_Text"><text:span text:style-name="T2">sudo apt upgrade</text:span></text:span></text:p>
      <text:p text:style-name="P85"><text:span text:style-name="Strong_20_Emphasis"><text:span text:style-name="T2">Paso 2: Instalación de VirtualBox</text:span></text:span></text:p>
      <text:list text:style-name="L12">
        <text:list-item>
          <text:p text:style-name="P103">Abre una terminal en Ubuntu.</text:p>
        </text:list-item>
        <text:list-item>
          <text:p text:style-name="P103">Ejecuta el siguiente comando para instalar VirtualBox:</text:p>
        </text:list-item>
      </text:list>
      <text:p text:style-name="P13"/>
      <text:p text:style-name="P43"><text:span text:style-name="Source_20_Text"><text:span text:style-name="T2">sudo apt install virtualbox</text:span></text:span></text:p>
      <text:list text:style-name="L13">
        <text:list-item>
          <text:p text:style-name="P104">Durante la instalación, se te pedirá que confirmes la instalación. Ingresa "Y" (yes) y presiona Enter.</text:p>
        </text:list-item>
      </text:list>
      <text:p text:style-name="P85"><text:span text:style-name="Strong_20_Emphasis"><text:span text:style-name="T2">Paso 3: Agregar tu usuario al grupo vboxusers (opcional)</text:span></text:span></text:p>
      <text:p text:style-name="P85"><text:soft-page-break/>Este paso es opcional, pero te permite usar VirtualBox sin necesidad de ser administrador. Ejecuta el siguiente comando para agregar tu usuario al grupo <text:span text:style-name="Source_20_Text"><text:span text:style-name="T2">vboxusers</text:span></text:span>:</text:p>
      <text:p text:style-name="P13"/>
      <text:p text:style-name="P43"><text:span text:style-name="Source_20_Text"><text:span text:style-name="T2">sudo usermod -aG vboxusers $USER</text:span></text:span></text:p>
      <text:p text:style-name="P85">Es importante cerrar sesión y volver a iniciarla o reiniciar el sistema para que los cambios surtan efecto.</text:p>
      <text:p text:style-name="P85"><text:span text:style-name="Strong_20_Emphasis"><text:span text:style-name="T2">Paso 4: Iniciar VirtualBox</text:span></text:span></text:p>
      <text:p text:style-name="P85">Después de la instalación, puedes iniciar VirtualBox desde el menú de aplicaciones o ejecutando <text:span text:style-name="Source_20_Text"><text:span text:style-name="T2">virtualbox</text:span></text:span> en la terminal.</text:p>
      <text:p text:style-name="P85">Ahora, en ambos sistemas, podrás utilizar VirtualBox para crear y gestionar máquinas virtuales. Recuerda que, para ejecutar máquinas virtuales con sistemas operativos específicos, deberás descargar e instalar esas imágenes de sistemas operativos dentro de VirtualBox.</text:p>
      <text:p text:style-name="P80"><text:span text:style-name="T1"><text:line-break/></text:span>Por supuesto, si deseas instalar o desinstalar el Oracle VM VirtualBox Extension Pack, puedes hacerlo de dos maneras: descargándolo desde la web oficial de VirtualBox y ejecutándolo o a través de la interfaz de VirtualBox utilizando el "Extension Manager". A continuación, te proporciono instrucciones detalladas para ambas opciones:</text:p>
      <text:p text:style-name="P85"><text:span text:style-name="Strong_20_Emphasis"><text:span text:style-name="T2">Opción 1: Descargar y ejecutar el Extension Pack sin más:</text:span></text:span></text:p>
      <text:list text:style-name="L23">
        <text:list-item>
          <text:p text:style-name="P125">Descarga el Oracle VM VirtualBox Extension Pack desde el enlace https://download.virtualbox.org/virtualbox/7.0.12/Oracle_VM_VirtualBox_Extension_Pack-7.0.12.vbox-extpack: <text:a xlink:type="simple" xlink:href="https://download.virtualbox.org/virtualbox/7.0.12/Oracle_VM_VirtualBox_Extension_Pack-7.0.12.vbox-extpack" office:target-frame-name="_new" xlink:show="replace" text:style-name="Internet_20_link" text:visited-style-name="Visited_20_Internet_20_Link"><text:span text:style-name="T2">Descargar Oracle VM VirtualBox Extension Pack</text:span></text:a>.</text:p>
        </text:list-item>
        <text:list-item>
          <text:p text:style-name="P125">Una vez que se haya descargado, puedes ejecutar el archivo del Extension Pack haciendo doble clic en él. Si estás en un sistema que no permite la instalación de Extension Packs de esta manera, puedes intentar abrir VirtualBox y seleccionar "Archivo" en la parte superior, luego "Preferencias", y allí seleccionar la pestaña "Extensiones". En esta pestaña, puedes hacer clic en el botón de la "pestaña de agregar paquete" (icono de una caja de regalo) y seleccionar el archivo descargado.</text:p>
        </text:list-item>
        <text:list-item>
          <text:p text:style-name="P125">VirtualBox te guiará a través de la instalación del Extension Pack. Asegúrate de leer y aceptar los términos de la licencia y seguir las instrucciones en pantalla.</text:p>
        </text:list-item>
      </text:list>
      <text:p text:style-name="P85"><text:span text:style-name="Strong_20_Emphasis"><text:span text:style-name="T2">Opción 2: Utilizar el Extension Manager de VirtualBox:</text:span></text:span></text:p>
      <text:list text:style-name="L24">
        <text:list-item>
          <text:p text:style-name="P126">Abre VirtualBox.</text:p>
        </text:list-item>
        <text:list-item>
          <text:p text:style-name="P126">En la ventana principal de VirtualBox, ve al menú "Archivo" y selecciona "Preferencias".</text:p>
        </text:list-item>
        <text:list-item>
          <text:p text:style-name="P126">En la ventana de Preferencias, selecciona la pestaña "Extensiones" en la parte izquierda.</text:p>
        </text:list-item>
        <text:list-item>
          <text:p text:style-name="P126">Haz clic en el botón de "Añadir paquete" (icono de una caja de regalo).</text:p>
        </text:list-item>
        <text:list-item>
          <text:p text:style-name="P126"><text:soft-page-break/>Selecciona el archivo del Oracle VM VirtualBox Extension Pack que descargaste (por ejemplo, "Oracle_VM_VirtualBox_Extension_Pack-7.0.12.vbox-extpack").</text:p>
        </text:list-item>
        <text:list-item>
          <text:p text:style-name="P126">VirtualBox te guiará a través de la instalación del Extension Pack. Asegúrate de leer y aceptar los términos de la licencia y seguir las instrucciones en pantalla.</text:p>
        </text:list-item>
      </text:list>
      <text:p text:style-name="P85">Después de instalar el Oracle VM VirtualBox Extension Pack, podrás disfrutar de las capacidades adicionales que proporciona. Ten en cuenta que la desinstalación del Extension Pack sigue los mismos pasos, pero seleccionarás "Eliminar" en lugar de "Añadir paquete" en el Extension Manager de VirtualBox.</text:p>
      <text:p text:style-name="P78"/>
      <text:p text:style-name="P98">Instalar Ubuntu en VirtualBox es un proceso relativamente sencillo. A continuación, te proporciono los pasos para hacerlo:</text:p>
      <text:p text:style-name="P85"><text:span text:style-name="Strong_20_Emphasis"><text:span text:style-name="T2">Paso 1: Descargar Ubuntu</text:span></text:span></text:p>
      <text:list text:style-name="L14">
        <text:list-item>
          <text:p text:style-name="P105">Ve al sitio web oficial de Ubuntu en <text:a xlink:type="simple" xlink:href="https://ubuntu.com/" office:target-frame-name="_new" xlink:show="replace" text:style-name="Internet_20_link" text:visited-style-name="Visited_20_Internet_20_Link"><text:span text:style-name="T2">https://ubuntu.com/</text:span></text:a>.</text:p>
        </text:list-item>
        <text:list-item>
          <text:p text:style-name="P105">En la página de descarga, selecciona la versión de Ubuntu que desees instalar. La versión LTS (Long Term Support) es una elección común.</text:p>
        </text:list-item>
        <text:list-item>
          <text:p text:style-name="P106">Descarga el archivo ISO de Ubuntu, que es la imagen del sistema operativo que se utilizará para la instalación en la máquina virtual.</text:p>
        </text:list-item>
      </text:list>
      <text:p text:style-name="P85"><text:span text:style-name="Strong_20_Emphasis"><text:span text:style-name="T2">Paso 2: Instalar VirtualBox (si no lo has hecho)</text:span></text:span></text:p>
      <text:p text:style-name="P85">Si aún no tienes VirtualBox instalado, sigue los pasos descritos en la respuesta anterior para instalar VirtualBox en tu sistema, ya sea Windows o Ubuntu.</text:p>
      <text:p text:style-name="P85"><text:span text:style-name="Strong_20_Emphasis"><text:span text:style-name="T2">Paso 3: Crear una nueva máquina virtual en VirtualBox</text:span></text:span></text:p>
      <text:list text:style-name="L15">
        <text:list-item>
          <text:p text:style-name="P107">Abre VirtualBox.</text:p>
        </text:list-item>
        <text:list-item>
          <text:p text:style-name="P107">Haz clic en "Nueva" para crear una nueva máquina virtual.</text:p>
        </text:list-item>
        <text:list-item>
          <text:p text:style-name="P107">Asigna un nombre a tu máquina virtual y selecciona el tipo y la versión del sistema operativo que instalarás. Para Ubuntu, elige "Linux" como tipo y la versión adecuada (por ejemplo, "Ubuntu (64-bit)").</text:p>
        </text:list-item>
        <text:list-item>
          <text:p text:style-name="P107">A continuación, configura la cantidad de memoria RAM que deseas asignar a la máquina virtual. Se recomienda asignar al menos 2 GB de RAM para un buen rendimiento, pero puedes ajustarlo según tus necesidades y recursos disponibles.</text:p>
        </text:list-item>
        <text:list-item>
          <text:p text:style-name="P107">En la siguiente pantalla, elige la opción "Crear un disco duro virtual ahora" y haz clic en "Crear".</text:p>
        </text:list-item>
        <text:list-item>
          <text:p text:style-name="P107">Selecciona el tipo de disco duro que deseas crear. La opción "VDI" (VirtualBox Disk Image) es la más común.</text:p>
        </text:list-item>
        <text:list-item>
          <text:p text:style-name="P107">A continuación, elige si deseas un disco duro virtual dinámico (que crecerá a medida que se necesite) o un disco duro virtual fijo (con un tamaño predefinido). El tipo dinámico es generalmente una buena elección para ahorrar espacio en tu disco físico.</text:p>
        </text:list-item>
        <text:list-item>
          <text:p text:style-name="P107">Establece el tamaño del disco duro virtual y la ubicación donde se almacenará en tu sistema.</text:p>
        </text:list-item>
        <text:list-item>
          <text:p text:style-name="P108">Después de configurar el disco duro virtual, verás la nueva máquina virtual en la lista de VirtualBox.</text:p>
        </text:list-item>
      </text:list>
      <text:p text:style-name="P85"><text:span text:style-name="Strong_20_Emphasis"><text:span text:style-name="T2">Paso 4: Instalar Ubuntu en la máquina virtual</text:span></text:span></text:p>
      <text:list text:style-name="L16">
        <text:list-item>
          <text:p text:style-name="P109">Haz clic con el botón derecho en la máquina virtual que creaste y selecciona "Configuración".</text:p>
        </text:list-item>
        <text:list-item>
          <text:p text:style-name="P109">En la configuración de la máquina virtual, ve a la pestaña "Almacenamiento" y en el controlador del IDE, agrega el archivo ISO de Ubuntu que descargaste en el "Controlador IDE Maestro Secundario" bajo "Controlador: IDE".</text:p>
        </text:list-item>
        <text:list-item>
          <text:p text:style-name="P109"><text:soft-page-break/>Inicia la máquina virtual haciendo clic en el botón "Iniciar" en la interfaz de VirtualBox.</text:p>
        </text:list-item>
        <text:list-item>
          <text:p text:style-name="P110">La máquina virtual arrancará desde el archivo ISO de Ubuntu, y se abrirá el instalador de Ubuntu. Sigue las instrucciones del instalador para configurar Ubuntu en la máquina virtual.</text:p>
        </text:list-item>
      </text:list>
      <text:p text:style-name="Text_20_body"><text:line-break/>Para instalar Rocky Linux en VirtualBox, sigue estos pasos:</text:p>
      <text:p text:style-name="P85"><text:span text:style-name="Strong_20_Emphasis"><text:span text:style-name="T2">Paso 1: Descarga la imagen ISO de Rocky Linux</text:span></text:span></text:p>
      <text:list text:style-name="L17">
        <text:list-item>
          <text:p text:style-name="P111">Ve al sitio web oficial de Rocky Linux en <text:a xlink:type="simple" xlink:href="https://rockylinux.org/" office:target-frame-name="_new" xlink:show="replace" text:style-name="Internet_20_link" text:visited-style-name="Visited_20_Internet_20_Link"><text:span text:style-name="T2">https://rockylinux.org/</text:span></text:a>.</text:p>
        </text:list-item>
        <text:list-item>
          <text:p text:style-name="P111">En la página de descarga, selecciona la versión de Rocky Linux que desees instalar (por ejemplo, la versión 8).</text:p>
        </text:list-item>
        <text:list-item>
          <text:p text:style-name="P112">Descarga el archivo ISO de Rocky Linux, que es la imagen del sistema operativo.</text:p>
        </text:list-item>
      </text:list>
      <text:p text:style-name="P85"><text:span text:style-name="Strong_20_Emphasis"><text:span text:style-name="T2">Paso 2: Crear una nueva máquina virtual en VirtualBox</text:span></text:span></text:p>
      <text:list text:style-name="L18">
        <text:list-item>
          <text:p text:style-name="P113">Abre VirtualBox si no lo tienes abierto.</text:p>
        </text:list-item>
        <text:list-item>
          <text:p text:style-name="P113">Haz clic en "Nueva" para crear una nueva máquina virtual.</text:p>
        </text:list-item>
        <text:list-item>
          <text:p text:style-name="P113">Asigna un nombre a tu máquina virtual y selecciona el tipo y la versión del sistema operativo. Para Rocky Linux, selecciona "Linux" como tipo y "Red Hat (64-bit)" como la versión.</text:p>
        </text:list-item>
        <text:list-item>
          <text:p text:style-name="P113">Configura la cantidad de memoria RAM que deseas asignar a la máquina virtual. Se recomienda asignar al menos 2 GB de RAM, pero puedes ajustarlo según tus necesidades y recursos disponibles.</text:p>
        </text:list-item>
        <text:list-item>
          <text:p text:style-name="P113">En la siguiente pantalla, elige la opción "Crear un disco duro virtual ahora" y haz clic en "Crear".</text:p>
        </text:list-item>
        <text:list-item>
          <text:p text:style-name="P113">Selecciona el tipo de disco duro virtual que deseas crear. La opción "VDI" (VirtualBox Disk Image) es la más común.</text:p>
        </text:list-item>
        <text:list-item>
          <text:p text:style-name="P113">Luego, elige si deseas un disco duro virtual dinámico (que crecerá a medida que se necesite) o un disco duro virtual fijo (con un tamaño predefinido). El tipo dinámico es generalmente una buena elección para ahorrar espacio en tu disco físico.</text:p>
        </text:list-item>
        <text:list-item>
          <text:p text:style-name="P113">Establece el tamaño del disco duro virtual y la ubicación donde se almacenará en tu sistema.</text:p>
        </text:list-item>
        <text:list-item>
          <text:p text:style-name="P114">Después de configurar el disco duro virtual, verás la nueva máquina virtual en la lista de VirtualBox.</text:p>
        </text:list-item>
      </text:list>
      <text:p text:style-name="P85"><text:span text:style-name="Strong_20_Emphasis"><text:span text:style-name="T2">Paso 3: Instalar Rocky Linux en la máquina virtual</text:span></text:span></text:p>
      <text:list text:style-name="L19">
        <text:list-item>
          <text:p text:style-name="P115">Haz clic con el botón derecho en la máquina virtual que creaste y selecciona "Configuración".</text:p>
        </text:list-item>
        <text:list-item>
          <text:p text:style-name="P115">En la configuración de la máquina virtual, ve a la pestaña "Almacenamiento" y en el controlador del IDE, agrega el archivo ISO de Rocky Linux que descargaste en el "Controlador IDE Maestro Secundario" bajo "Controlador: IDE".</text:p>
        </text:list-item>
        <text:list-item>
          <text:p text:style-name="P115">Inicia la máquina virtual haciendo clic en el botón "Iniciar" en la interfaz de VirtualBox.</text:p>
        </text:list-item>
        <text:list-item>
          <text:p text:style-name="P116"><text:soft-page-break/>La máquina virtual arrancará desde el archivo ISO de Rocky Linux, y se abrirá el instalador de Rocky Linux. Sigue las instrucciones del instalador para configurar Rocky Linux en la máquina virtual.</text:p>
        </text:list-item>
      </text:list>
      <text:p text:style-name="P117">En VirtualBox, puedes configurar diferentes tipos de redes para tus máquinas virtuales. A continuación, te proporciono una tabla con los tipos de redes disponibles en VirtualBox y algunos casos de uso comunes para cada uno:</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Tipo de Red</text:p>
            </table:table-cell>
            <table:table-cell table:style-name="Tabla1.A1" office:value-type="string">
              <text:p text:style-name="Table_20_Heading">Descripción</text:p>
            </table:table-cell>
            <table:table-cell table:style-name="Tabla1.C1" office:value-type="string">
              <text:p text:style-name="Table_20_Heading">Casos de Uso</text:p>
            </table:table-cell>
          </table:table-row>
        </table:table-header-rows>
        <table:table-row>
          <table:table-cell table:style-name="Tabla1.A2" office:value-type="string">
            <text:p text:style-name="Table_20_Contents">Red de Anfitrión</text:p>
          </table:table-cell>
          <table:table-cell table:style-name="Tabla1.A2" office:value-type="string">
            <text:p text:style-name="Table_20_Contents">La máquina virtual se conecta directamente al host.</text:p>
          </table:table-cell>
          <table:table-cell table:style-name="Tabla1.C2" office:value-type="string">
            <text:p text:style-name="Table_20_Contents">Pruebas aisladas, desarrollo local, acceso a recursos del anfitrión.</text:p>
          </table:table-cell>
        </table:table-row>
        <table:table-row>
          <table:table-cell table:style-name="Tabla1.A2" office:value-type="string">
            <text:p text:style-name="Table_20_Contents">Red Interna</text:p>
          </table:table-cell>
          <table:table-cell table:style-name="Tabla1.A2" office:value-type="string">
            <text:p text:style-name="Table_20_Contents">Las máquinas virtuales pueden comunicarse entre sí, pero no con el anfitrión o el mundo exterior.</text:p>
          </table:table-cell>
          <table:table-cell table:style-name="Tabla1.C2" office:value-type="string">
            <text:p text:style-name="Table_20_Contents">Laboratorios de pruebas, entornos aislados para desarrollo.</text:p>
          </table:table-cell>
        </table:table-row>
        <table:table-row>
          <table:table-cell table:style-name="Tabla1.A2" office:value-type="string">
            <text:p text:style-name="Table_20_Contents">Red NAT</text:p>
          </table:table-cell>
          <table:table-cell table:style-name="Tabla1.A2" office:value-type="string">
            <text:p text:style-name="Table_20_Contents">La máquina virtual comparte la conexión de red del anfitrión.</text:p>
          </table:table-cell>
          <table:table-cell table:style-name="Tabla1.C2" office:value-type="string">
            <text:p text:style-name="Table_20_Contents">Navegación web, actualizaciones de software en máquinas virtuales.</text:p>
          </table:table-cell>
        </table:table-row>
        <table:table-row>
          <table:table-cell table:style-name="Tabla1.A2" office:value-type="string">
            <text:p text:style-name="Table_20_Contents">Red Puente</text:p>
          </table:table-cell>
          <table:table-cell table:style-name="Tabla1.A2" office:value-type="string">
            <text:p text:style-name="Table_20_Contents">La máquina virtual se conecta directamente a la red física, como si fuera otro dispositivo en la red.</text:p>
          </table:table-cell>
          <table:table-cell table:style-name="Tabla1.C2" office:value-type="string">
            <text:p text:style-name="Table_20_Contents">Desarrollo de servidores, pruebas de redes, acceso directo a la red física.</text:p>
          </table:table-cell>
        </table:table-row>
        <table:table-row>
          <table:table-cell table:style-name="Tabla1.A2" office:value-type="string">
            <text:p text:style-name="Table_20_Contents">Red Host-Only</text:p>
          </table:table-cell>
          <table:table-cell table:style-name="Tabla1.A2" office:value-type="string">
            <text:p text:style-name="Table_20_Contents">Las máquinas virtuales pueden comunicarse entre sí y con el anfitrión, pero no con la red externa.</text:p>
          </table:table-cell>
          <table:table-cell table:style-name="Tabla1.C2" office:value-type="string">
            <text:p text:style-name="Table_20_Contents">Desarrollo y pruebas aisladas, entornos de pruebas locales.</text:p>
          </table:table-cell>
        </table:table-row>
      </table:table>
      <text:p text:style-name="P117">Cada tipo de red en VirtualBox tiene sus propios casos de uso y ventajas. La elección del tipo de red dependerá de tus necesidades específicas, como la privacidad, el aislamiento, la conectividad con la red física y la comunicación entre máquinas virtuales. Es importante seleccionar el tipo de red adecuado para tu escenario particular.</text:p>
      <text:p text:style-name="P118"/>
      <text:p text:style-name="P85">Para agregar discos a una máquina virtual en VirtualBox, sigue estos pasos:</text:p>
      <text:p text:style-name="P85"><text:span text:style-name="Strong_20_Emphasis"><text:span text:style-name="T2">Paso 1: Asegúrate de que la máquina virtual esté apagada</text:span></text:span></text:p>
      <text:p text:style-name="P85">Antes de agregar discos a tu máquina virtual, asegúrate de que esté apagada. No puedes realizar cambios en la configuración de una máquina virtual mientras esté en funcionamiento.</text:p>
      <text:p text:style-name="P85"><text:span text:style-name="Strong_20_Emphasis"><text:span text:style-name="T2">Paso 2: Abre la configuración de la máquina virtual</text:span></text:span></text:p>
      <text:list text:style-name="L20">
        <text:list-item>
          <text:p text:style-name="P119">Abre VirtualBox si aún no lo tienes abierto.</text:p>
        </text:list-item>
        <text:list-item>
          <text:p text:style-name="P119">Selecciona la máquina virtual a la que deseas agregar discos en la lista de máquinas virtuales.</text:p>
        </text:list-item>
        <text:list-item>
          <text:p text:style-name="P120">Haz clic en "Configuración" en la parte superior de la ventana de VirtualBox.</text:p>
        </text:list-item>
      </text:list>
      <text:p text:style-name="P85"><text:span text:style-name="Strong_20_Emphasis"><text:span text:style-name="T2">Paso 3: Agregar un disco duro virtual</text:span></text:span></text:p>
      <text:list text:style-name="L21">
        <text:list-item>
          <text:p text:style-name="P121">En la ventana de configuración de la máquina virtual, ve a la sección "Almacenamiento".</text:p>
        </text:list-item>
        <text:list-item>
          <text:p text:style-name="P121"><text:soft-page-break/>En el controlador de almacenamiento (generalmente controlador SATA o controlador IDE), verás una lista de controladores y dispositivos de almacenamiento existentes.</text:p>
        </text:list-item>
        <text:list-item>
          <text:p text:style-name="P122">Haz clic en el icono "Agregar disco duro" (un icono de disco con un signo más) junto al controlador al que deseas agregar el nuevo disco.</text:p>
        </text:list-item>
      </text:list>
      <text:p text:style-name="P85"><text:span text:style-name="Strong_20_Emphasis"><text:span text:style-name="T2">Paso 4: Crear un nuevo disco duro virtual o seleccionar uno existente</text:span></text:span></text:p>
      <text:p text:style-name="P85">Tienes dos opciones para agregar un disco duro:</text:p>
      <text:list text:style-name="L22">
        <text:list-item>
          <text:p text:style-name="P123"><text:span text:style-name="Strong_20_Emphasis"><text:span text:style-name="T2">Crear un nuevo disco duro virtual:</text:span></text:span> Esta opción te permite crear un nuevo disco desde cero. Debes seguir un asistente que te permitirá definir el tamaño, el tipo de disco, la ubicación y otros detalles del disco.</text:p>
        </text:list-item>
        <text:list-item>
          <text:p text:style-name="P124"><text:span text:style-name="Strong_20_Emphasis"><text:span text:style-name="T2">Seleccionar un disco duro existente:</text:span></text:span> Si ya tienes un archivo VDI, VMDK u otro formato de disco duro virtual que desees agregar, puedes seleccionarlo aquí.</text:p>
        </text:list-item>
      </text:list>
      <text:p text:style-name="P85"><text:span text:style-name="Strong_20_Emphasis"><text:span text:style-name="T2">Paso 5: Configura las propiedades del nuevo disco duro</text:span></text:span></text:p>
      <text:p text:style-name="P85">Si decides crear un nuevo disco duro virtual, el asistente te permitirá configurar propiedades como el tamaño, el tipo de disco y la ubicación en tu sistema. Ajusta estos valores según tus necesidades.</text:p>
      <text:p text:style-name="P85"><text:span text:style-name="Strong_20_Emphasis"><text:span text:style-name="T2">Paso 6: Confirmación y finalización</text:span></text:span></text:p>
      <text:p text:style-name="P85">Una vez que hayas configurado las propiedades del disco, confirma tu selección y finaliza el asistente. El nuevo disco duro se agregará a la máquina virtual.</text:p>
      <text:p text:style-name="P85"><text:span text:style-name="Strong_20_Emphasis"><text:span text:style-name="T2">Paso 7: Guarda la configuración y enciende la máquina virtual</text:span></text:span></text:p>
      <text:p text:style-name="P85">Después de agregar el disco duro virtual, asegúrate de guardar la configuración de la máquina virtual y, a continuación, enciende la máquina virtual. El nuevo disco estará disponible en la máquina virtual y podrás utilizarlo según tus necesidades.</text:p>
      <text:p text:style-name="P85">Ten en cuenta que, una vez agregado, puedes formatear y utilizar el nuevo disco dentro de la máquina virtual, como lo harías con cualquier otro disco duro.</text:p>
      <text:p text:style-name="Text_20_body"/>
      <text:p text:style-name="P79"/>
      <text:h text:style-name="Heading_20_1" text:outline-level="1">COMPILACIÓN NUCLEO</text:h>
      <text:p text:style-name="P78"/>
      <text:p text:style-name="P97"><text:span text:style-name="Strong_20_Emphasis"><text:span text:style-name="T2">Propuesta de ejercicio: Compilación del núcleo de Linux en Ubuntu</text:span></text:span></text:p>
      <text:p text:style-name="P85"><text:span text:style-name="Strong_20_Emphasis"><text:span text:style-name="T2">Objetivo:</text:span></text:span> Compilar el núcleo de Linux en un sistema Ubuntu desde el código fuente.</text:p>
      <text:p text:style-name="P85"><text:span text:style-name="Strong_20_Emphasis"><text:span text:style-name="T2">Requisitos previos:</text:span></text:span></text:p>
      <text:list text:style-name="L1">
        <text:list-item>
          <text:p text:style-name="P86">Tener una instalación de Ubuntu (preferiblemente en una máquina virtual o en un entorno de desarrollo aislado).</text:p>
        </text:list-item>
        <text:list-item>
          <text:p text:style-name="P87">Acceso a internet para descargar el código fuente del kernel y las herramientas necesarias.</text:p>
        </text:list-item>
      </text:list>
      <text:p text:style-name="P85"><text:span text:style-name="Strong_20_Emphasis"><text:span text:style-name="T2">Pasos a seguir:</text:span></text:span></text:p>
      <text:p text:style-name="P85"><text:span text:style-name="Strong_20_Emphasis"><text:span text:style-name="T2">Paso 1: Preparación del entorno</text:span></text:span></text:p>
      <text:list text:style-name="L2">
        <text:list-item>
          <text:p text:style-name="P88">Asegúrate de que tu sistema Ubuntu esté actualizado con todos los paquetes y dependencias necesarias. Ejecuta el siguiente comando:</text:p>
          <text:p text:style-name="P6"/>
          <text:p text:style-name="P5"><text:span text:style-name="Source_20_Text"><text:span text:style-name="T2">sudo apt update</text:span></text:span></text:p>
          <text:p text:style-name="P4"><text:span text:style-name="Source_20_Text"><text:span text:style-name="T2">sudo apt upgrade</text:span></text:span></text:p>
        </text:list-item>
      </text:list>
      <text:p text:style-name="P85"><text:span text:style-name="Strong_20_Emphasis"><text:span text:style-name="T2">Paso 2: Descarga del código fuente del kernel</text:span></text:span></text:p>
      <text:list text:style-name="L3">
        <text:list-item>
          <text:p text:style-name="P89">Ve al sitio web oficial del kernel de Linux (<text:a xlink:type="simple" xlink:href="https://www.kernel.org/" office:target-frame-name="_new" xlink:show="replace" text:style-name="Internet_20_link" text:visited-style-name="Visited_20_Internet_20_Link"><text:span text:style-name="T2">https://www.kernel.org/</text:span></text:a>) y elige la última versión estable del kernel que deseas compilar.</text:p>
        </text:list-item>
        <text:list-item>
          <text:p text:style-name="P90">Descarga el archivo comprimido del código fuente en tu directorio de trabajo, por ejemplo, ~/kernel_source/.</text:p>
        </text:list-item>
      </text:list>
      <text:p text:style-name="P85"><text:span text:style-name="Strong_20_Emphasis"><text:span text:style-name="T2">Paso 3: Descomprimir el código fuente</text:span></text:span></text:p>
      <text:list text:style-name="L4">
        <text:list-item>
          <text:p text:style-name="P91">Abre una terminal y navega hasta el directorio donde descargaste el código fuente. Luego, descomprímelo utilizando el siguiente comando (reemplaza "linux-x.x.x" con la versión que descargaste):</text:p>
          <text:p text:style-name="P7"/>
          <text:p text:style-name="P36"><text:span text:style-name="Source_20_Text"><text:span text:style-name="T2">tar xvf linux-x.x.x.tar.xz</text:span></text:span></text:p>
        </text:list-item>
      </text:list>
      <text:p text:style-name="P85"><text:span text:style-name="Strong_20_Emphasis"><text:span text:style-name="T2">Paso 4: Configuración del kernel</text:span></text:span></text:p>
      <text:list text:style-name="L5">
        <text:list-item>
          <text:p text:style-name="P92">Cambia al directorio del código fuente del kernel:</text:p>
          <text:p text:style-name="P8"/>
          <text:p text:style-name="P37"><text:soft-page-break/><text:span text:style-name="Source_20_Text"><text:span text:style-name="T2">cd linux-x.x.x</text:span></text:span></text:p>
        </text:list-item>
        <text:list-item>
          <text:p text:style-name="P92">Configura el kernel según tus necesidades. Puedes utilizar la configuración predeterminada de Ubuntu como punto de partida:</text:p>
          <text:p text:style-name="P8"/>
          <text:p text:style-name="P37"><text:span text:style-name="Source_20_Text"><text:span text:style-name="T2">cp /boot/config-$(uname -r) .config</text:span></text:span></text:p>
        </text:list-item>
        <text:list-item>
          <text:p text:style-name="P92">Luego, puedes ejecutar un asistente de configuración gráfica para personalizar las opciones del kernel:</text:p>
          <text:p text:style-name="P8"/>
          <text:p text:style-name="P37"><text:span text:style-name="Source_20_Text"><text:span text:style-name="T2">make menuconfig</text:span></text:span></text:p>
        </text:list-item>
      </text:list>
      <text:p text:style-name="P85"><text:span text:style-name="Strong_20_Emphasis"><text:span text:style-name="T2">Paso 5: Compilación del kernel</text:span></text:span></text:p>
      <text:list text:style-name="L6">
        <text:list-item>
          <text:p text:style-name="P93">Compila el kernel utilizando el siguiente comando:</text:p>
          <text:p text:style-name="P9"/>
          <text:p text:style-name="P38"><text:span text:style-name="Source_20_Text"><text:span text:style-name="T2">make -j$(nproc)</text:span></text:span></text:p>
        </text:list-item>
      </text:list>
      <text:p text:style-name="P85"><text:span text:style-name="Strong_20_Emphasis"><text:span text:style-name="T2">Paso 6: Instalación del kernel</text:span></text:span></text:p>
      <text:list text:style-name="L7">
        <text:list-item>
          <text:p text:style-name="P94">Instala el kernel recién compilado y los módulos:</text:p>
          <text:p text:style-name="P10"/>
          <text:p text:style-name="P40"><text:span text:style-name="Source_20_Text"><text:span text:style-name="T2">sudo make modules_install</text:span></text:span></text:p>
          <text:p text:style-name="P39"><text:span text:style-name="Source_20_Text"><text:span text:style-name="T2">sudo make install</text:span></text:span></text:p>
        </text:list-item>
      </text:list>
      <text:p text:style-name="P85"><text:span text:style-name="Strong_20_Emphasis"><text:span text:style-name="T2">Paso 7: Actualización del gestor de arranque</text:span></text:span></text:p>
      <text:list text:style-name="L8">
        <text:list-item>
          <text:p text:style-name="P95">Actualiza el gestor de arranque (GRUB) para incluir la nueva entrada del kernel:</text:p>
          <text:p text:style-name="P11"/>
          <text:p text:style-name="P41"><text:span text:style-name="Source_20_Text"><text:span text:style-name="T2">sudo update-grub</text:span></text:span></text:p>
        </text:list-item>
      </text:list>
      <text:p text:style-name="P85"><text:span text:style-name="Strong_20_Emphasis"><text:span text:style-name="T2">Paso 8: Reinicio del sistema</text:span></text:span></text:p>
      <text:list text:style-name="L9">
        <text:list-item>
          <text:p text:style-name="P96">Reinicia tu sistema Ubuntu para cargar el nuevo kernel:</text:p>
          <text:p text:style-name="P12"/>
          <text:p text:style-name="P42"><text:span text:style-name="Source_20_Text"><text:span text:style-name="T2">sudo reboot</text:span></text:span></text:p>
        </text:list-item>
      </text:list>
      <text:p text:style-name="P85">Después de reiniciar, deberías tener el nuevo kernel compilado y funcionando en tu sistema Ubuntu. Ten en cuenta que compilar el kernel es una tarea avanzada y puede afectar la estabilidad de tu sistema si no se realiza correctamente. Asegúrate de comprender lo que estás haciendo y ten copias de seguridad de tus datos antes de realizar este proceso.</text:p>
      <text:p text:style-name="P78"><text:soft-page-break/><text:line-break/></text:p>
      <text:h text:style-name="P3" text:outline-level="1">RAID (mdadm)</text:h>
      <text:p text:style-name="P81"/>
      <text:p text:style-name="P85"><text:span text:style-name="Strong_20_Emphasis"><text:span text:style-name="T2">Propuesta de ejercicio: Configuración de RAID 0, RAID 1 y RAID 5 en Ubuntu con montaje permanente</text:span></text:span></text:p>
      <text:p text:style-name="P85"><text:span text:style-name="Strong_20_Emphasis"><text:span text:style-name="T2">Objetivo:</text:span></text:span> Configurar y gestionar RAID 0, RAID 1 y RAID 5 en una máquina virtual Ubuntu, con montaje permanente de los sistemas de archivos XFS en /storage/r0, /storage/r1 y /storage/r5 utilizando archivos <text:span text:style-name="Source_20_Text"><text:span text:style-name="T2">.mount</text:span></text:span> de systemd.</text:p>
      <text:p text:style-name="P85"><text:span text:style-name="Strong_20_Emphasis"><text:span text:style-name="T2">Requisitos previos:</text:span></text:span></text:p>
      <text:list text:style-name="L25">
        <text:list-item>
          <text:p text:style-name="P127">Una máquina virtual con Ubuntu instalado.</text:p>
        </text:list-item>
        <text:list-item>
          <text:p text:style-name="P127">Conocimientos básicos de Linux y administración de sistemas.</text:p>
        </text:list-item>
        <text:list-item>
          <text:p text:style-name="P128">Acceso de superusuario (sudo).</text:p>
        </text:list-item>
      </text:list>
      <text:p text:style-name="P85"><text:span text:style-name="Strong_20_Emphasis"><text:span text:style-name="T2">Pasos a seguir:</text:span></text:span></text:p>
      <text:p text:style-name="P85"><text:span text:style-name="Strong_20_Emphasis"><text:span text:style-name="T2">Paso 1: Configuración de los discos</text:span></text:span></text:p>
      <text:list text:style-name="L26">
        <text:list-item>
          <text:p text:style-name="P129">Configura múltiples discos virtuales en tu máquina virtual (al menos dos para RAID 0, dos para RAID 1 y tres para RAID 5).</text:p>
        </text:list-item>
        <text:list-item>
          <text:p text:style-name="P130">Utiliza VirtualBox u otra plataforma de virtualización para agregar estos discos.</text:p>
        </text:list-item>
      </text:list>
      <text:p text:style-name="P85"><text:span text:style-name="Strong_20_Emphasis"><text:span text:style-name="T2">Paso 2: Instalación de software RAID</text:span></text:span></text:p>
      <text:list text:style-name="L27">
        <text:list-item>
          <text:p text:style-name="P131">Abre una terminal en Ubuntu.</text:p>
        </text:list-item>
        <text:list-item>
          <text:p text:style-name="P131">Instala el software RAID (mdadm) si no está instalado:</text:p>
          <text:p text:style-name="P14"/>
          <text:p text:style-name="P46"><text:span text:style-name="Source_20_Text"><text:span text:style-name="T2">sudo apt update</text:span></text:span></text:p>
          <text:p text:style-name="P45"><text:span text:style-name="Source_20_Text"><text:span text:style-name="T2">sudo apt install mdadm</text:span></text:span></text:p>
        </text:list-item>
      </text:list>
      <text:p text:style-name="P85"><text:span text:style-name="Strong_20_Emphasis"><text:span text:style-name="T2">Paso 3: Creación de RAID 0, RAID 1 y RAID 5</text:span></text:span></text:p>
      <text:list text:style-name="L28">
        <text:list-item>
          <text:p text:style-name="P132">Crea los diferentes conjuntos de RAID utilizando los comandos <text:span text:style-name="Source_20_Text"><text:span text:style-name="T2">mdadm</text:span></text:span>. Por ejemplo, para crear un RAID 0 con dos discos, puedes usar un comando como este:</text:p>
          <text:p text:style-name="P15"/>
          <text:p text:style-name="P47"><text:span text:style-name="Source_20_Text"><text:span text:style-name="T2">sudo mdadm --create /dev/md0 --level=0 --raid-devices=2 /dev/sdX /dev/sdY</text:span></text:span></text:p>
          <text:p text:style-name="P132">De manera similar, crea un RAID 1 y un RAID 5.</text:p>
        </text:list-item>
      </text:list>
      <text:p text:style-name="P85"><text:span text:style-name="Strong_20_Emphasis"><text:span text:style-name="T2">Paso 4: Formateo con sistema de archivos XFS</text:span></text:span></text:p>
      <text:list text:style-name="L29">
        <text:list-item>
          <text:p text:style-name="P133"><text:soft-page-break/>Formatea cada conjunto RAID con el sistema de archivos XFS. Por ejemplo:</text:p>
          <text:p text:style-name="P16"/>
          <text:p text:style-name="P48"><text:span text:style-name="Source_20_Text"><text:span text:style-name="T2">sudo mkfs.xfs /dev/md0</text:span></text:span></text:p>
        </text:list-item>
      </text:list>
      <text:p text:style-name="P85"><text:span text:style-name="Strong_20_Emphasis"><text:span text:style-name="T2">Paso 5: Montaje permanente con systemd</text:span></text:span></text:p>
      <text:list text:style-name="L30">
        <text:list-item>
          <text:p text:style-name="P134">Crea archivos de montaje (por ejemplo, <text:span text:style-name="Source_20_Text"><text:span text:style-name="T2">raid0.mount</text:span></text:span>, <text:span text:style-name="Source_20_Text"><text:span text:style-name="T2">raid1.mount</text:span></text:span>, <text:span text:style-name="Source_20_Text"><text:span text:style-name="T2">raid5.mount</text:span></text:span>) en el directorio <text:span text:style-name="Source_20_Text"><text:span text:style-name="T2">/etc/systemd/system/</text:span></text:span> para definir el montaje permanente de los RAID. Un archivo <text:span text:style-name="Source_20_Text"><text:span text:style-name="T2">.mount</text:span></text:span> podría tener el siguiente aspecto:</text:p>
          <text:p text:style-name="P17"/>
          <text:p text:style-name="P50"><text:span text:style-name="Source_20_Text"><text:span text:style-name="T2">[Unit]</text:span></text:span></text:p>
          <text:p text:style-name="P50"><text:span text:style-name="Source_20_Text"><text:span text:style-name="T2">Description=RAID 0 Mount</text:span></text:span></text:p>
          <text:p text:style-name="P50"/>
          <text:p text:style-name="P50"><text:span text:style-name="Source_20_Text"><text:span text:style-name="T2">[Mount]</text:span></text:span></text:p>
          <text:p text:style-name="P50"><text:span text:style-name="Source_20_Text"><text:span text:style-name="T2">What=/dev/md0</text:span></text:span></text:p>
          <text:p text:style-name="P50"><text:span text:style-name="Source_20_Text"><text:span text:style-name="T2">Where=/storage/r0</text:span></text:span></text:p>
          <text:p text:style-name="P50"><text:span text:style-name="Source_20_Text"><text:span text:style-name="T2">Type=xfs</text:span></text:span></text:p>
          <text:p text:style-name="P50"/>
          <text:p text:style-name="P50"><text:span text:style-name="Source_20_Text"><text:span text:style-name="T2">[Install]</text:span></text:span></text:p>
          <text:p text:style-name="P49"><text:span text:style-name="Source_20_Text"><text:span text:style-name="T2">WantedBy=multi-user.target</text:span></text:span></text:p>
        </text:list-item>
        <text:list-item>
          <text:p text:style-name="P134">Habilita y arranca los archivos <text:span text:style-name="Source_20_Text"><text:span text:style-name="T2">.mount</text:span></text:span> para que systemd administre el montaje permanente:</text:p>
          <text:p text:style-name="P17"/>
          <text:p text:style-name="P50"><text:span text:style-name="Source_20_Text"><text:span text:style-name="T2">sudo systemctl enable raid0.mount</text:span></text:span></text:p>
          <text:p text:style-name="P50"><text:span text:style-name="Source_20_Text"><text:span text:style-name="T2">sudo systemctl enable raid1.mount</text:span></text:span></text:p>
          <text:p text:style-name="P49"><text:span text:style-name="Source_20_Text"><text:span text:style-name="T2">sudo systemctl enable raid5.mount</text:span></text:span></text:p>
        </text:list-item>
        <text:list-item>
          <text:p text:style-name="P134">Inicia los servicios para montar los sistemas de archivos:</text:p>
          <text:p text:style-name="P17"/>
          <text:p text:style-name="P50"><text:span text:style-name="Source_20_Text"><text:span text:style-name="T2">sudo systemctl start raid0.mount</text:span></text:span></text:p>
          <text:p text:style-name="P50"><text:span text:style-name="Source_20_Text"><text:span text:style-name="T2">sudo systemctl start raid1.mount</text:span></text:span></text:p>
          <text:p text:style-name="P49"><text:span text:style-name="Source_20_Text"><text:span text:style-name="T2">sudo systemctl start raid5.mount</text:span></text:span></text:p>
        </text:list-item>
      </text:list>
      <text:p text:style-name="P85"><text:span text:style-name="Strong_20_Emphasis"><text:span text:style-name="T2">Paso 6: Verificación</text:span></text:span></text:p>
      <text:list text:style-name="L31">
        <text:list-item>
          <text:p text:style-name="P135">Verifica que los sistemas de archivos RAID se han montado correctamente en <text:span text:style-name="Source_20_Text"><text:span text:style-name="T2">/storage/r0</text:span></text:span>, <text:span text:style-name="Source_20_Text"><text:span text:style-name="T2">/storage/r1</text:span></text:span> y <text:span text:style-name="Source_20_Text"><text:span text:style-name="T2">/storage/r5</text:span></text:span> con el comando <text:span text:style-name="Source_20_Text"><text:span text:style-name="T2">df -h</text:span></text:span>.</text:p>
        </text:list-item>
      </text:list>
      <text:p text:style-name="P85"><text:span text:style-name="Strong_20_Emphasis"><text:span text:style-name="T2">Paso 7: Pruebas y mantenimiento</text:span></text:span></text:p>
      <text:list text:style-name="L32">
        <text:list-item>
          <text:p text:style-name="P136">Realiza pruebas de redundancia y verificación del rendimiento de los sistemas RAID.</text:p>
        </text:list-item>
        <text:list-item>
          <text:p text:style-name="P137"><text:soft-page-break/>Realiza tareas de mantenimiento regularmente, como verificar el estado del RAID y realizar copias de seguridad.</text:p>
        </text:list-item>
      </text:list>
      <text:p text:style-name="P147"><text:span text:style-name="Strong_20_Emphasis"><text:span text:style-name="T3"/></text:span></text:p>
      <text:h text:style-name="P3" text:outline-level="1"><text:span text:style-name="Strong_20_Emphasis">LVM </text:span></text:h>
      <text:p text:style-name="P147"><text:span text:style-name="Strong_20_Emphasis"><text:span text:style-name="T2"><text:line-break/>Propuesta de ejercicio: Creación de un grupo de volúmenes LVM en Rocky Linux</text:span></text:span></text:p>
      <text:p text:style-name="P85"><text:span text:style-name="Strong_20_Emphasis"><text:span text:style-name="T2">Objetivo:</text:span></text:span> Crear un grupo de volúmenes LVM y configurar tres particiones lógicas en Rocky Linux. Formatear las particiones en ext4 y montarlas de manera permanente.</text:p>
      <text:p text:style-name="P85"><text:span text:style-name="Strong_20_Emphasis"><text:span text:style-name="T2">Requisitos previos:</text:span></text:span></text:p>
      <text:list text:style-name="L33">
        <text:list-item>
          <text:p text:style-name="P138">Una máquina virtual con Rocky Linux instalado.</text:p>
        </text:list-item>
        <text:list-item>
          <text:p text:style-name="P138">Conocimientos básicos de Linux y administración de sistemas.</text:p>
        </text:list-item>
        <text:list-item>
          <text:p text:style-name="P139">Acceso de superusuario (sudo).</text:p>
        </text:list-item>
      </text:list>
      <text:p text:style-name="P85"><text:span text:style-name="Strong_20_Emphasis"><text:span text:style-name="T2">Pasos a seguir:</text:span></text:span></text:p>
      <text:p text:style-name="P85"><text:span text:style-name="Strong_20_Emphasis"><text:span text:style-name="T2">Paso 1: Agregar discos a la máquina virtual</text:span></text:span></text:p>
      <text:p text:style-name="P85">Si aún no has agregado los discos a tu máquina virtual Rocky Linux, debes hacerlo. Puedes hacerlo utilizando la plataforma de virtualización que estés utilizando, como VirtualBox. Agrega los discos necesarios para este ejercicio.</text:p>
      <text:p text:style-name="P85"><text:span text:style-name="Strong_20_Emphasis"><text:span text:style-name="T2">Paso 2: Instalación de LVM</text:span></text:span></text:p>
      <text:list text:style-name="L34">
        <text:list-item>
          <text:p text:style-name="P140">Abre una terminal en Rocky Linux.</text:p>
        </text:list-item>
        <text:list-item>
          <text:p text:style-name="P140">Instala LVM si no está instalado:</text:p>
          <text:p text:style-name="P18"/>
          <text:p text:style-name="P51"><text:span text:style-name="Source_20_Text"><text:span text:style-name="T2">sudo dnf install lvm2</text:span></text:span></text:p>
        </text:list-item>
      </text:list>
      <text:p text:style-name="P85"><text:span text:style-name="Strong_20_Emphasis"><text:span text:style-name="T2">Paso 3: Creación de un grupo de volúmenes LVM</text:span></text:span></text:p>
      <text:list text:style-name="L35">
        <text:list-item>
          <text:p text:style-name="P141">Utiliza el comando <text:span text:style-name="Source_20_Text"><text:span text:style-name="T2">fdisk -l</text:span></text:span> o <text:span text:style-name="Source_20_Text"><text:span text:style-name="T2">lsblk</text:span></text:span> para identificar los discos que agregarás al grupo de volúmenes.</text:p>
        </text:list-item>
        <text:list-item>
          <text:p text:style-name="P141">Inicializa los discos para su uso en LVM. Por ejemplo, para inicializar <text:span text:style-name="Source_20_Text"><text:span text:style-name="T2">/dev/sdb</text:span></text:span> y <text:span text:style-name="Source_20_Text"><text:span text:style-name="T2">/dev/sdc</text:span></text:span>, puedes ejecutar:</text:p>
          <text:p text:style-name="P19">bashCopy code</text:p>
          <text:p text:style-name="P52"><text:span text:style-name="Source_20_Text"><text:span text:style-name="T2">sudo pvcreate /dev/sdb /dev/sdc</text:span></text:span></text:p>
        </text:list-item>
        <text:list-item>
          <text:p text:style-name="P141">Crea un grupo de volúmenes LVM (por ejemplo, <text:span text:style-name="Source_20_Text"><text:span text:style-name="T2">myvg</text:span></text:span>) que incluya los discos inizializados:</text:p>
          <text:p text:style-name="P19">bashCopy code</text:p>
          <text:p text:style-name="P52"><text:span text:style-name="Source_20_Text"><text:span text:style-name="T2">sudo vgcreate myvg /dev/sdb /dev/sdc</text:span></text:span></text:p>
        </text:list-item>
      </text:list>
      <text:p text:style-name="P85"><text:soft-page-break/><text:span text:style-name="Strong_20_Emphasis"><text:span text:style-name="T2">Paso 4: Creación de particiones lógicas y formateo en ext4</text:span></text:span></text:p>
      <text:list text:style-name="L36">
        <text:list-item>
          <text:p text:style-name="P142">Crea tres particiones lógicas de 5GB cada una dentro del grupo de volúmenes:</text:p>
          <text:p text:style-name="P20">bashCopy code</text:p>
          <text:p text:style-name="P54"><text:span text:style-name="Source_20_Text"><text:span text:style-name="T2">sudo lvcreate -L 5G -n data myvg</text:span></text:span></text:p>
          <text:p text:style-name="P54"><text:span text:style-name="Source_20_Text"><text:span text:style-name="T2">sudo lvcreate -L 5G -n base myvg</text:span></text:span></text:p>
          <text:p text:style-name="P53"><text:span text:style-name="Source_20_Text"><text:span text:style-name="T2">sudo lvcreate -L 5G -n soft myvg</text:span></text:span></text:p>
        </text:list-item>
        <text:list-item>
          <text:p text:style-name="P142">Formatea las particiones lógicas en el sistema de archivos ext4:</text:p>
          <text:p text:style-name="P20">bashCopy code</text:p>
          <text:p text:style-name="P54"><text:span text:style-name="Source_20_Text"><text:span text:style-name="T2">sudo mkfs.ext4 /dev/myvg/data</text:span></text:span></text:p>
          <text:p text:style-name="P54"><text:span text:style-name="Source_20_Text"><text:span text:style-name="T2">sudo mkfs.ext4 /dev/myvg/base</text:span></text:span></text:p>
          <text:p text:style-name="P53"><text:span text:style-name="Source_20_Text"><text:span text:style-name="T2">sudo mkfs.ext4 /dev/myvg/soft</text:span></text:span></text:p>
        </text:list-item>
      </text:list>
      <text:p text:style-name="P85"><text:span text:style-name="Strong_20_Emphasis"><text:span text:style-name="T2">Paso 5: Montaje permanente con systemd</text:span></text:span></text:p>
      <text:list text:style-name="L37">
        <text:list-item>
          <text:p text:style-name="P143">Crea archivos de montaje (por ejemplo, <text:span text:style-name="Source_20_Text"><text:span text:style-name="T2">data.mount</text:span></text:span>, <text:span text:style-name="Source_20_Text"><text:span text:style-name="T2">base.mount</text:span></text:span>, <text:span text:style-name="Source_20_Text"><text:span text:style-name="T2">soft.mount</text:span></text:span>) en el directorio <text:span text:style-name="Source_20_Text"><text:span text:style-name="T2">/etc/systemd/system/</text:span></text:span> para definir el montaje permanente de las particiones. Un archivo <text:span text:style-name="Source_20_Text"><text:span text:style-name="T2">.mount</text:span></text:span> podría tener el siguiente aspecto:</text:p>
          <text:p text:style-name="P21">systemdCopy code</text:p>
          <text:p text:style-name="P56"><text:span text:style-name="Source_20_Text"><text:span text:style-name="T2">[Unit]</text:span></text:span></text:p>
          <text:p text:style-name="P56"><text:span text:style-name="Source_20_Text"><text:span text:style-name="T2">Description=Data Partition Mount</text:span></text:span></text:p>
          <text:p text:style-name="P56"/>
          <text:p text:style-name="P56"><text:span text:style-name="Source_20_Text"><text:span text:style-name="T2">[Mount]</text:span></text:span></text:p>
          <text:p text:style-name="P56"><text:span text:style-name="Source_20_Text"><text:span text:style-name="T2">What=/dev/myvg/data</text:span></text:span></text:p>
          <text:p text:style-name="P56"><text:span text:style-name="Source_20_Text"><text:span text:style-name="T2">Where=/storage/data</text:span></text:span></text:p>
          <text:p text:style-name="P56"><text:span text:style-name="Source_20_Text"><text:span text:style-name="T2">Type=ext4</text:span></text:span></text:p>
          <text:p text:style-name="P56"/>
          <text:p text:style-name="P56"><text:span text:style-name="Source_20_Text"><text:span text:style-name="T2">[Install]</text:span></text:span></text:p>
          <text:p text:style-name="P55"><text:span text:style-name="Source_20_Text"><text:span text:style-name="T2">WantedBy=multi-user.target</text:span></text:span></text:p>
        </text:list-item>
        <text:list-item>
          <text:p text:style-name="P143">Habilita y arranca los archivos <text:span text:style-name="Source_20_Text"><text:span text:style-name="T2">.mount</text:span></text:span> para que systemd administre el montaje permanente:</text:p>
          <text:p text:style-name="P21">bashCopy code</text:p>
          <text:p text:style-name="P56"><text:span text:style-name="Source_20_Text"><text:span text:style-name="T2">sudo systemctl enable data.mount</text:span></text:span></text:p>
          <text:p text:style-name="P56"><text:span text:style-name="Source_20_Text"><text:span text:style-name="T2">sudo systemctl enable base.mount</text:span></text:span></text:p>
          <text:p text:style-name="P55"><text:span text:style-name="Source_20_Text"><text:span text:style-name="T2">sudo systemctl enable soft.mount</text:span></text:span></text:p>
        </text:list-item>
        <text:list-item>
          <text:p text:style-name="P143">Inicia los servicios para montar las particiones:</text:p>
          <text:p text:style-name="P21">bashCopy code</text:p>
          <text:p text:style-name="P56"><text:span text:style-name="Source_20_Text"><text:span text:style-name="T2">sudo systemctl start data.mount</text:span></text:span></text:p>
          <text:p text:style-name="P56"><text:span text:style-name="Source_20_Text"><text:span text:style-name="T2">sudo systemctl start base.mount</text:span></text:span></text:p>
          <text:p text:style-name="P55"><text:soft-page-break/><text:span text:style-name="Source_20_Text"><text:span text:style-name="T2">sudo systemctl start soft.mount</text:span></text:span></text:p>
        </text:list-item>
      </text:list>
      <text:p text:style-name="P85"><text:span text:style-name="Strong_20_Emphasis"><text:span text:style-name="T2">Paso 6: Verificación</text:span></text:span></text:p>
      <text:list text:style-name="L38">
        <text:list-item>
          <text:p text:style-name="P144">Verifica que las particiones lógicas se han montado correctamente en <text:span text:style-name="Source_20_Text"><text:span text:style-name="T2">/storage/data</text:span></text:span>, <text:span text:style-name="Source_20_Text"><text:span text:style-name="T2">/storage/base</text:span></text:span>, y <text:span text:style-name="Source_20_Text"><text:span text:style-name="T2">/storage/soft</text:span></text:span> con el comando <text:span text:style-name="Source_20_Text"><text:span text:style-name="T2">df -h</text:span></text:span>.</text:p>
        </text:list-item>
      </text:list>
      <text:p text:style-name="P85"><text:span text:style-name="Strong_20_Emphasis"><text:span text:style-name="T2">Paso 7: Pruebas y mantenimiento</text:span></text:span></text:p>
      <text:list text:style-name="L39">
        <text:list-item>
          <text:p text:style-name="P145">Realiza pruebas de lectura y escritura en las particiones lógicas y asegúrate de que estén funcionando correctamente.</text:p>
        </text:list-item>
        <text:list-item>
          <text:p text:style-name="P146">Realiza tareas de mantenimiento regularmente, como copias de seguridad y monitoreo del espacio en disco.</text:p>
        </text:list-item>
      </text:list>
      <text:p text:style-name="P85"/>
      <text:p text:style-name="P81"/>
      <text:p text:style-name="P82">NETWORKING</text:p>
      <text:p text:style-name="P83"/>
      <text:p text:style-name="P155"><text:span text:style-name="Strong_20_Emphasis"><text:span text:style-name="T2">Propuesta de ejercicio: Configuración de direcciones IP fijas, conectividad y escaneo de puertos</text:span></text:span></text:p>
      <text:p text:style-name="P85"><text:span text:style-name="Strong_20_Emphasis"><text:span text:style-name="T2">Objetivo:</text:span></text:span> Configurar direcciones IP fijas en máquinas virtuales Rocky Linux y Ubuntu, comprobar la conectividad entre ellas y realizar un escaneo de puertos.</text:p>
      <text:p text:style-name="P85"><text:span text:style-name="Strong_20_Emphasis"><text:span text:style-name="T2">Requisitos previos:</text:span></text:span></text:p>
      <text:list text:style-name="L40">
        <text:list-item>
          <text:p text:style-name="P148">Dos máquinas virtuales, una con Rocky Linux y otra con Ubuntu, en VirtualBox.</text:p>
        </text:list-item>
        <text:list-item>
          <text:p text:style-name="P148">Conocimientos básicos de Linux y administración de redes.</text:p>
        </text:list-item>
        <text:list-item>
          <text:p text:style-name="P149">Acceso de superusuario (sudo).</text:p>
        </text:list-item>
        <text:list-item>
          <text:p text:style-name="P149"><text:span text:style-name="Strong_20_Emphasis"><text:span text:style-name="T2">Configuración de las interfaces de red en VirtualBox:</text:span></text:span></text:p>
        </text:list-item>
      </text:list>
      <text:list text:style-name="L46">
        <text:list-item>
          <text:list>
            <text:list-item>
              <text:p text:style-name="P156">Abre VirtualBox y selecciona la máquina virtual que deseas configurar.</text:p>
            </text:list-item>
            <text:list-item>
              <text:p text:style-name="P156">Haz clic en "Configuración" o "Settings".</text:p>
            </text:list-item>
            <text:list-item>
              <text:p text:style-name="P156">Ve a la sección "Red".</text:p>
            </text:list-item>
            <text:list-item>
              <text:p text:style-name="P156">En "Adaptador 1", asegúrate de que la opción "Habilitar adaptador de red" esté marcada. Luego, selecciona "Conectado a: Adaptador puente" en el menú desplegable.</text:p>
            </text:list-item>
            <text:list-item>
              <text:p text:style-name="P156">En "Nombre", selecciona la interfaz de red física que deseas utilizar. Asegúrate de que ambas máquinas virtuales estén configuradas para utilizar la misma interfaz de red física si deseas que se comuniquen entre sí y con la red física.</text:p>
            </text:list-item>
            <text:list-item>
              <text:p text:style-name="P156">En "Adaptador 2" (o más, según sea necesario), puedes configurar interfaces adicionales si lo deseas. Por ejemplo, si quieres que las máquinas virtuales se comuniquen directamente entre sí (sin acceso a la red física), puedes habilitar "Adaptador 2" y configurarlo como "Host-Only Adapter". Asegúrate de que ambas máquinas virtuales estén configuradas de la misma manera para que se vean entre sí.</text:p>
            </text:list-item>
            <text:list-item>
              <text:p text:style-name="P156">Haz clic en "Aceptar" para guardar la configuración.</text:p>
            </text:list-item>
            <text:list-item>
              <text:p text:style-name="P156">Inicia ambas máquinas virtuales.</text:p>
            </text:list-item>
          </text:list>
        </text:list-item>
      </text:list>
      <text:p text:style-name="P85"/>
      <text:p text:style-name="P85"><text:span text:style-name="Strong_20_Emphasis"><text:span text:style-name="T2">Pasos a seguir:</text:span></text:span></text:p>
      <text:p text:style-name="P85"><text:span text:style-name="Strong_20_Emphasis"><text:span text:style-name="T2">Paso 1: Asignación de direcciones IP fijas</text:span></text:span></text:p>
      <text:p text:style-name="P85"><text:span text:style-name="Strong_20_Emphasis"><text:span text:style-name="T2">Configuración de la máquina virtual Rocky Linux con nmcli:</text:span></text:span></text:p>
      <text:list text:style-name="L41">
        <text:list-item>
          <text:p text:style-name="P150">Abre una terminal en Rocky Linux.</text:p>
        </text:list-item>
        <text:list-item>
          <text:p text:style-name="P150"><text:soft-page-break/>Identifica la interfaz de red que deseas configurar:</text:p>
          <text:p text:style-name="P22"/>
          <text:p text:style-name="P57"><text:span text:style-name="Source_20_Text"><text:span text:style-name="T2">nmcli connection show</text:span></text:span></text:p>
        </text:list-item>
        <text:list-item>
          <text:p text:style-name="P150">Configura una dirección IP fija en la interfaz identificada (reemplaza los valores con los de tu red):</text:p>
          <text:p text:style-name="P22"/>
          <text:p text:style-name="P57"><text:span text:style-name="Source_20_Text"><text:span text:style-name="T2">sudo nmcli connection modify "NombreDeLaConexion" ipv4.addresses "192.168.1.10/24" ipv4.gateway "192.168.1.1" ipv4.dns "192.168.1.1" connection.autoconnect yes</text:span></text:span></text:p>
        </text:list-item>
      </text:list>
      <text:p text:style-name="P85"><text:span text:style-name="Strong_20_Emphasis"><text:span text:style-name="T2">Configuración de la máquina virtual Ubuntu con Netplan:</text:span></text:span></text:p>
      <text:list text:style-name="L42">
        <text:list-item>
          <text:p text:style-name="P151">Abre una terminal en Ubuntu.</text:p>
        </text:list-item>
        <text:list-item>
          <text:p text:style-name="P151">Edita el archivo de configuración de Netplan (reemplaza los valores con los de tu red):</text:p>
          <text:p text:style-name="P23"/>
          <text:p text:style-name="P58"><text:span text:style-name="Source_20_Text"><text:span text:style-name="T2">sudo nano /etc/netplan/00-installer-config.yaml</text:span></text:span></text:p>
        </text:list-item>
        <text:list-item>
          <text:p text:style-name="P151">Agrega la siguiente configuración para la interfaz que desees configurar:</text:p>
          <text:p text:style-name="P23"/>
          <text:p text:style-name="P59"><text:span text:style-name="Source_20_Text"><text:span text:style-name="T2">network:</text:span></text:span></text:p>
          <text:p text:style-name="P59"><text:span text:style-name="Source_20_Text"><text:span text:style-name="T2"><text:s text:c="2"/>version: 2</text:span></text:span></text:p>
          <text:p text:style-name="P59"><text:span text:style-name="Source_20_Text"><text:span text:style-name="T2"><text:s text:c="2"/>ethernets:</text:span></text:span></text:p>
          <text:p text:style-name="P59"><text:span text:style-name="Source_20_Text"><text:span text:style-name="T2"><text:s text:c="4"/>enp0s3:</text:span></text:span></text:p>
          <text:p text:style-name="P59"><text:span text:style-name="Source_20_Text"><text:span text:style-name="T2"><text:s text:c="6"/>addresses: [192.168.1.20/24]</text:span></text:span></text:p>
          <text:p text:style-name="P59"><text:span text:style-name="Source_20_Text"><text:span text:style-name="T2"><text:s text:c="6"/>gateway4: 192.168.1.1</text:span></text:span></text:p>
          <text:p text:style-name="P59"><text:span text:style-name="Source_20_Text"><text:span text:style-name="T2"><text:s text:c="6"/>nameservers:</text:span></text:span></text:p>
          <text:p text:style-name="P58"><text:span text:style-name="Source_20_Text"><text:span text:style-name="T2"><text:s text:c="8"/>addresses: [192.168.1.1]</text:span></text:span></text:p>
        </text:list-item>
        <text:list-item>
          <text:p text:style-name="P151">Guarda el archivo y ejecuta:</text:p>
          <text:p text:style-name="P23"/>
          <text:p text:style-name="P58"><text:span text:style-name="Source_20_Text"><text:span text:style-name="T2">sudo netplan apply</text:span></text:span></text:p>
        </text:list-item>
      </text:list>
      <text:p text:style-name="P85"><text:span text:style-name="Strong_20_Emphasis"><text:span text:style-name="T2">Paso 2: Comprobación de conectividad</text:span></text:span></text:p>
      <text:list text:style-name="L43">
        <text:list-item>
          <text:p text:style-name="P152">En ambas máquinas, verifica la conectividad entre ellas utilizando el comando <text:span text:style-name="Source_20_Text"><text:span text:style-name="T2">ping</text:span></text:span>:</text:p>
          <text:p text:style-name="P24"/>
          <text:p text:style-name="P60"><text:span text:style-name="Source_20_Text"><text:span text:style-name="T2">ping &lt;dirección_IP_de_la_otra_máquina&gt;</text:span></text:span></text:p>
        </text:list-item>
        <text:list-item>
          <text:p text:style-name="P152">Deberías ver respuestas exitosas de la otra máquina.</text:p>
        </text:list-item>
      </text:list>
      <text:p text:style-name="P85"><text:span text:style-name="Strong_20_Emphasis"><text:span text:style-name="T2">Paso 3: Instalación de nmap para el escaneo de puertos</text:span></text:span></text:p>
      <text:p text:style-name="P85"><text:soft-page-break/>Si no tienes la herramienta <text:span text:style-name="Source_20_Text"><text:span text:style-name="T2">nmap</text:span></text:span> instalada en ambas máquinas, puedes instalarla utilizando el siguiente comando:</text:p>
      <text:list text:style-name="L44">
        <text:list-item>
          <text:p text:style-name="P153">En Rocky Linux:</text:p>
          <text:p text:style-name="P25"/>
          <text:p text:style-name="P61"><text:span text:style-name="Source_20_Text"><text:span text:style-name="T2">sudo dnf install nmap</text:span></text:span></text:p>
        </text:list-item>
        <text:list-item>
          <text:p text:style-name="P153">En Ubuntu:</text:p>
          <text:p text:style-name="P25"/>
          <text:p text:style-name="P62"><text:span text:style-name="Source_20_Text"><text:span text:style-name="T2">sudo apt update</text:span></text:span></text:p>
          <text:p text:style-name="P61"><text:span text:style-name="Source_20_Text"><text:span text:style-name="T2">sudo apt install nmap</text:span></text:span></text:p>
        </text:list-item>
      </text:list>
      <text:p text:style-name="P85"><text:span text:style-name="Strong_20_Emphasis"><text:span text:style-name="T2">Paso 4: Escaneo de puertos</text:span></text:span></text:p>
      <text:list text:style-name="L45">
        <text:list-item>
          <text:p text:style-name="P154">Desde una de las máquinas (por ejemplo, Rocky Linux), escanea los puertos de la otra máquina (Ubuntu) utilizando <text:span text:style-name="Source_20_Text"><text:span text:style-name="T2">nmap</text:span></text:span>. Por ejemplo:</text:p>
          <text:p text:style-name="P26"/>
          <text:p text:style-name="P63"><text:span text:style-name="Source_20_Text"><text:span text:style-name="T2">nmap &lt;dirección_IP_de_Ubuntu&gt;</text:span></text:span></text:p>
        </text:list-item>
        <text:list-item>
          <text:p text:style-name="P154"><text:span text:style-name="Source_20_Text"><text:span text:style-name="T2">nmap</text:span></text:span> escaneará los puertos de la máquina Ubuntu y mostrará el estado de cada puerto (abierto, cerrado, filtrado, etc.).</text:p>
        </text:list-item>
      </text:list>
      <text:p text:style-name="P83"><text:line-break/></text:p>
      <text:h text:style-name="P3" text:outline-level="1"><text:span text:style-name="Strong_20_Emphasis">DHCP (dnsmasq – servidor sencillo)</text:span></text:h>
      <text:p text:style-name="P155"><text:span text:style-name="Strong_20_Emphasis"><text:span text:style-name="T2">Propuesta de ejercicio: Configuración de un servidor DHCP en Rocky Linux</text:span></text:span></text:p>
      <text:p text:style-name="P85"><text:span text:style-name="Strong_20_Emphasis"><text:span text:style-name="T2">Objetivo:</text:span></text:span> Configurar un servidor DHCP en Rocky Linux para asignar direcciones IP automáticamente a los dispositivos de una red específica.</text:p>
      <text:p text:style-name="P85"><text:span text:style-name="Strong_20_Emphasis"><text:span text:style-name="T2">Requisitos previos:</text:span></text:span></text:p>
      <text:list text:style-name="L47">
        <text:list-item>
          <text:p text:style-name="P157">Una máquina virtual con Rocky Linux instalado.</text:p>
        </text:list-item>
        <text:list-item>
          <text:p text:style-name="P157">Conocimientos básicos de Linux y administración de sistemas.</text:p>
        </text:list-item>
        <text:list-item>
          <text:p text:style-name="P158">Acceso de superusuario (sudo).</text:p>
        </text:list-item>
      </text:list>
      <text:p text:style-name="P85"><text:span text:style-name="Strong_20_Emphasis"><text:span text:style-name="T2">Pasos a seguir:</text:span></text:span></text:p>
      <text:p text:style-name="P85"><text:span text:style-name="Strong_20_Emphasis"><text:span text:style-name="T2">Paso 1: Instalación del servidor DHCP</text:span></text:span></text:p>
      <text:list text:style-name="L48">
        <text:list-item>
          <text:p text:style-name="P159">Abre una terminal en Rocky Linux.</text:p>
        </text:list-item>
        <text:list-item>
          <text:p text:style-name="P159">Actualiza el sistema y luego instala el servidor DHCP (dnsmasq):</text:p>
          <text:p text:style-name="P27"/>
          <text:p text:style-name="P65"><text:span text:style-name="Source_20_Text"><text:span text:style-name="T2">sudo dnf update</text:span></text:span></text:p>
          <text:p text:style-name="P64"><text:span text:style-name="Source_20_Text"><text:span text:style-name="T2">sudo dnf install dnsmasq</text:span></text:span></text:p>
        </text:list-item>
      </text:list>
      <text:p text:style-name="P85"><text:span text:style-name="Strong_20_Emphasis"><text:span text:style-name="T2">Paso 2: Configuración del servidor DHCP</text:span></text:span></text:p>
      <text:list text:style-name="L49">
        <text:list-item>
          <text:p text:style-name="P161">Abre el archivo de configuración de dnsmasq para editarlo:</text:p>
          <text:p text:style-name="P28"/>
          <text:p text:style-name="P66"><text:span text:style-name="Source_20_Text"><text:span text:style-name="T2">sudo nano /etc/dnsmasq.conf</text:span></text:span></text:p>
        </text:list-item>
        <text:list-item>
          <text:p text:style-name="P161">Agrega o modifica las siguientes líneas en el archivo de configuración para especificar la configuración de tu red (reemplaza los valores por los de tu red):</text:p>
          <text:p text:style-name="P28"/>
          <text:p text:style-name="P67"><text:span text:style-name="Source_20_Text"><text:span text:style-name="T2">dhcp-range=192.168.1.100,192.168.1.200,12h</text:span></text:span></text:p>
          <text:p text:style-name="P67"><text:span text:style-name="Source_20_Text"><text:span text:style-name="T2">dhcp-option=3,192.168.1.1</text:span></text:span></text:p>
          <text:p text:style-name="P66"><text:span text:style-name="Source_20_Text"><text:span text:style-name="T2">dhcp-option=6,8.8.8.8</text:span></text:span></text:p>
          <text:list>
            <text:list-item>
              <text:p text:style-name="P160"><text:span text:style-name="Source_20_Text"><text:span text:style-name="T2">dhcp-range</text:span></text:span>: Define el rango de direcciones IP que el servidor DHCP puede asignar a los dispositivos (en este caso, de 192.168.1.100 a 192.168.1.200).</text:p>
            </text:list-item>
            <text:list-item>
              <text:p text:style-name="P160"><text:span text:style-name="Source_20_Text"><text:span text:style-name="T2">dhcp-option=3</text:span></text:span>: Especifica la puerta de enlace (gateway) para la red.</text:p>
            </text:list-item>
            <text:list-item>
              <text:p text:style-name="P160"><text:span text:style-name="Source_20_Text"><text:span text:style-name="T2">dhcp-option=6</text:span></text:span>: Define los servidores DNS que se asignarán a los dispositivos.</text:p>
            </text:list-item>
          </text:list>
        </text:list-item>
        <text:list-item>
          <text:p text:style-name="P161">Guarda el archivo y sal de la aplicación de edición de texto.</text:p>
        </text:list-item>
      </text:list>
      <text:p text:style-name="P85"><text:soft-page-break/><text:span text:style-name="Strong_20_Emphasis"><text:span text:style-name="T2">Paso 3: Reiniciar el servidor DHCP</text:span></text:span></text:p>
      <text:list text:style-name="L50">
        <text:list-item>
          <text:p text:style-name="P162">Reinicia el servicio dnsmasq para aplicar la nueva configuración:</text:p>
          <text:p text:style-name="P29"/>
          <text:p text:style-name="P68"><text:span text:style-name="Source_20_Text"><text:span text:style-name="T2">sudo systemctl restart dnsmasq</text:span></text:span></text:p>
        </text:list-item>
      </text:list>
      <text:p text:style-name="P85"><text:span text:style-name="Strong_20_Emphasis"><text:span text:style-name="T2">Paso 4: Verificación del servidor DHCP</text:span></text:span></text:p>
      <text:list text:style-name="L51">
        <text:list-item>
          <text:p text:style-name="P163">Verifica que el servidor DHCP esté en funcionamiento y asignando direcciones IP ejecutando el siguiente comando:</text:p>
          <text:p text:style-name="P30"/>
          <text:p text:style-name="P69"><text:span text:style-name="Source_20_Text"><text:span text:style-name="T2">sudo systemctl status dnsmasq</text:span></text:span></text:p>
          <text:p text:style-name="P163">Deberías ver un mensaje que indique que el servicio está activo y en funcionamiento.</text:p>
        </text:list-item>
      </text:list>
      <text:p text:style-name="P85"><text:span text:style-name="Strong_20_Emphasis"><text:span text:style-name="T2">Paso 5: Pruebas</text:span></text:span></text:p>
      <text:list text:style-name="L52">
        <text:list-item>
          <text:p text:style-name="P164">Conecta un dispositivo (por ejemplo, una máquina virtual) a la red configurada y verifica si recibe una dirección IP automáticamente del servidor DHCP.</text:p>
        </text:list-item>
        <text:list-item>
          <text:p text:style-name="P164">Comprueba la configuración de red del dispositivo para asegurarte de que la dirección IP, puerta de enlace y servidores DNS sean los que especificaste en la configuración del servidor DHCP.</text:p>
        </text:list-item>
      </text:list>
      <text:p text:style-name="P85"/>
      <text:p text:style-name="P83"/>
      <text:h text:style-name="P3" text:outline-level="1">DNS <text:span text:style-name="T5">(bind9)</text:span></text:h>
      <text:p text:style-name="P84"/>
      <text:p text:style-name="P172"><text:span text:style-name="Strong_20_Emphasis"><text:span text:style-name="T2">Propuesta de ejercicio: Configuración de un servidor DNS en Ubuntu y registros de zona maestra</text:span></text:span></text:p>
      <text:p text:style-name="P85"><text:span text:style-name="Strong_20_Emphasis"><text:span text:style-name="T2">Objetivo:</text:span></text:span> Configurar un servidor DNS en Ubuntu y crear registros en una zona maestra llamada "practica.local" con varios tipos de registros.</text:p>
      <text:p text:style-name="P85"><text:span text:style-name="Strong_20_Emphasis"><text:span text:style-name="T2">Requisitos previos:</text:span></text:span></text:p>
      <text:list text:style-name="L53">
        <text:list-item>
          <text:p text:style-name="P165">Una máquina virtual con Ubuntu Server instalado.</text:p>
        </text:list-item>
        <text:list-item>
          <text:p text:style-name="P165">Conocimientos básicos de Linux y administración de sistemas.</text:p>
        </text:list-item>
        <text:list-item>
          <text:p text:style-name="P166">Acceso de superusuario (sudo).</text:p>
        </text:list-item>
      </text:list>
      <text:p text:style-name="P85"><text:span text:style-name="Strong_20_Emphasis"><text:span text:style-name="T2">Pasos a seguir:</text:span></text:span></text:p>
      <text:p text:style-name="P85"><text:span text:style-name="Strong_20_Emphasis"><text:span text:style-name="T2">Paso 1: Instalación del servidor DNS</text:span></text:span></text:p>
      <text:list text:style-name="L54">
        <text:list-item>
          <text:p text:style-name="P167">Abre una terminal en Ubuntu.</text:p>
        </text:list-item>
        <text:list-item>
          <text:p text:style-name="P167">Actualiza el sistema y luego instala el servidor DNS Bind9:</text:p>
          <text:p text:style-name="P31"/>
          <text:p text:style-name="P71"><text:span text:style-name="Source_20_Text"><text:span text:style-name="T2">sudo apt update</text:span></text:span></text:p>
          <text:p text:style-name="P70"><text:span text:style-name="Source_20_Text"><text:span text:style-name="T2">sudo apt install bind9</text:span></text:span></text:p>
        </text:list-item>
      </text:list>
      <text:p text:style-name="P85"><text:span text:style-name="Strong_20_Emphasis"><text:span text:style-name="T2">Paso 2: Configuración del servidor DNS</text:span></text:span></text:p>
      <text:list text:style-name="L55">
        <text:list-item>
          <text:p text:style-name="P168">Abre el archivo de configuración de Bind9 para editarlo:</text:p>
          <text:p text:style-name="P32"/>
          <text:p text:style-name="P72"><text:span text:style-name="Source_20_Text"><text:span text:style-name="T2">sudo nano /etc/bind/named.conf.local</text:span></text:span></text:p>
        </text:list-item>
        <text:list-item>
          <text:p text:style-name="P168">Agrega la siguiente configuración para crear una zona maestra llamada "practica.local" en el archivo:</text:p>
          <text:p text:style-name="P32"/>
          <text:p text:style-name="P73"><text:span text:style-name="Source_20_Text"><text:span text:style-name="T2">zone "practica.local" {</text:span></text:span></text:p>
          <text:p text:style-name="P73"><text:span text:style-name="Source_20_Text"><text:span text:style-name="T2"><text:s text:c="4"/>type master;</text:span></text:span></text:p>
          <text:p text:style-name="P73"><text:span text:style-name="Source_20_Text"><text:span text:style-name="T2"><text:s text:c="4"/>file "/etc/bind/zones/practica.local.db";</text:span></text:span></text:p>
          <text:p text:style-name="P72"><text:span text:style-name="Source_20_Text"><text:span text:style-name="T2">};</text:span></text:span></text:p>
          <text:p text:style-name="P168">Esto configurará una zona maestra con un archivo de zona en <text:span text:style-name="Source_20_Text"><text:span text:style-name="T2">/etc/bind/zones/practica.local.db</text:span></text:span>.</text:p>
        </text:list-item>
        <text:list-item>
          <text:p text:style-name="P168">Guarda el archivo y sal de la aplicación de edición de texto.</text:p>
        </text:list-item>
      </text:list>
      <text:p text:style-name="P85"><text:soft-page-break/><text:span text:style-name="Strong_20_Emphasis"><text:span text:style-name="T2">Paso 3: Creación del archivo de zona</text:span></text:span></text:p>
      <text:list text:style-name="L56">
        <text:list-item>
          <text:p text:style-name="P169">Crea un archivo de zona para "practica.local" en la ubicación especificada en la configuración (<text:span text:style-name="Source_20_Text"><text:span text:style-name="T2">/etc/bind/zones/practica.local.db</text:span></text:span>):</text:p>
          <text:p text:style-name="P33"/>
          <text:p text:style-name="P74"><text:span text:style-name="Source_20_Text"><text:span text:style-name="T2">sudo nano /etc/bind/zones/practica.local.db</text:span></text:span></text:p>
        </text:list-item>
        <text:list-item>
          <text:p text:style-name="P169">Agrega registros a este archivo para definir los registros de la zona maestra, incluyendo registros A, MX, NS, SOA, CNAME y TXT. Por ejemplo:</text:p>
          <text:p text:style-name="P33"/>
          <text:p text:style-name="P75"><text:span text:style-name="Source_20_Text"><text:span text:style-name="T2">$TTL 86400</text:span></text:span></text:p>
          <text:p text:style-name="P75"><text:span text:style-name="Source_20_Text"><text:span text:style-name="T2">@ <text:s text:c="2"/>IN <text:s/>SOA practica.local. admin.practica.local. (</text:span></text:span></text:p>
          <text:p text:style-name="P75"><text:span text:style-name="Source_20_Text"><text:span text:style-name="T2"><text:s text:c="12"/>2023102001 <text:s/>; Serial</text:span></text:span></text:p>
          <text:p text:style-name="P75"><text:span text:style-name="Source_20_Text"><text:span text:style-name="T2"><text:s text:c="12"/>3600 <text:s text:c="7"/>; Refresh</text:span></text:span></text:p>
          <text:p text:style-name="P75"><text:span text:style-name="Source_20_Text"><text:span text:style-name="T2"><text:s text:c="12"/>1800 <text:s text:c="7"/>; Retry</text:span></text:span></text:p>
          <text:p text:style-name="P75"><text:span text:style-name="Source_20_Text"><text:span text:style-name="T2"><text:s text:c="12"/>1209600 <text:s text:c="4"/>; Expire</text:span></text:span></text:p>
          <text:p text:style-name="P75"><text:span text:style-name="Source_20_Text"><text:span text:style-name="T2"><text:s text:c="12"/>86400 ) <text:s text:c="4"/>; Minimum TTL</text:span></text:span></text:p>
          <text:p text:style-name="P75"/>
          <text:p text:style-name="P75"><text:span text:style-name="Source_20_Text"><text:span text:style-name="T2">@ <text:s text:c="6"/>IN <text:s/>NS <text:s/>ns.practica.local.</text:span></text:span></text:p>
          <text:p text:style-name="P75"><text:span text:style-name="Source_20_Text"><text:span text:style-name="T2">@ <text:s text:c="6"/>IN <text:s/>MX <text:s/>10 mail.practica.local.</text:span></text:span></text:p>
          <text:p text:style-name="P75"/>
          <text:p text:style-name="P75"><text:span text:style-name="Source_20_Text"><text:span text:style-name="T2">ns <text:s text:c="5"/>IN <text:s/>A <text:s text:c="2"/>192.168.1.10</text:span></text:span></text:p>
          <text:p text:style-name="P75"><text:span text:style-name="Source_20_Text"><text:span text:style-name="T2">mail <text:s text:c="3"/>IN <text:s/>A <text:s text:c="2"/>192.168.1.20</text:span></text:span></text:p>
          <text:p text:style-name="P75"><text:span text:style-name="Source_20_Text"><text:span text:style-name="T2">www <text:s text:c="4"/>IN <text:s/>A <text:s text:c="2"/>192.168.1.30</text:span></text:span></text:p>
          <text:p text:style-name="P75"><text:span text:style-name="Source_20_Text"><text:span text:style-name="T2">server <text:s/>IN <text:s/>A <text:s text:c="2"/>192.168.1.40</text:span></text:span></text:p>
          <text:p text:style-name="P75"><text:span text:style-name="Source_20_Text"><text:span text:style-name="T2">printer IN <text:s/>A <text:s text:c="2"/>192.168.1.50</text:span></text:span></text:p>
          <text:p text:style-name="P75"><text:span text:style-name="Source_20_Text"><text:span text:style-name="T2">docs <text:s text:c="3"/>IN <text:s/>CNAME www.practica.local.</text:span></text:span></text:p>
          <text:p text:style-name="P74"><text:span text:style-name="Source_20_Text"><text:span text:style-name="T2">txt <text:s text:c="4"/>IN <text:s/>TXT "Texto de ejemplo"</text:span></text:span></text:p>
          <text:p text:style-name="P169">Este ejemplo configura registros A, MX, NS, SOA, CNAME y TXT en la zona "practica.local".</text:p>
        </text:list-item>
        <text:list-item>
          <text:p text:style-name="P169">Guarda el archivo y sal de la aplicación de edición de texto.</text:p>
        </text:list-item>
      </text:list>
      <text:p text:style-name="P85"><text:span text:style-name="Strong_20_Emphasis"><text:span text:style-name="T2">Paso 4: Reinicio del servidor DNS</text:span></text:span></text:p>
      <text:list text:style-name="L57">
        <text:list-item>
          <text:p text:style-name="P170">Reinicia el servidor DNS para aplicar la nueva configuración:</text:p>
          <text:p text:style-name="P34"/>
          <text:p text:style-name="P76"><text:span text:style-name="Source_20_Text"><text:span text:style-name="T2">sudo systemctl restart bind9</text:span></text:span></text:p>
        </text:list-item>
      </text:list>
      <text:p text:style-name="P85"><text:span text:style-name="Strong_20_Emphasis"><text:span text:style-name="T2">Paso 5: Pruebas de resolución de DNS</text:span></text:span></text:p>
      <text:list text:style-name="L58">
        <text:list-item>
          <text:p text:style-name="P171"><text:soft-page-break/>En la misma máquina o en otras máquinas de la red, verifica que los registros de "practica.local" se resuelvan correctamente utilizando el comando <text:span text:style-name="Source_20_Text"><text:span text:style-name="T2">nslookup</text:span></text:span> o <text:span text:style-name="Source_20_Text"><text:span text:style-name="T2">dig</text:span></text:span>. Por ejemplo:</text:p>
          <text:p text:style-name="P35"/>
          <text:p text:style-name="P77"><text:span text:style-name="Source_20_Text"><text:span text:style-name="T2">nslookup www.practica.local</text:span></text:span></text:p>
        </text:list-item>
        <text:list-item>
          <text:p text:style-name="P171">Deberías recibir respuestas que incluyan las direcciones IP y otros datos definidos en la zona maestra.</text:p>
        </text:list-item>
      </text:list>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78c63" officeooo:paragraph-rsid="00078c63"/>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Linux LPIC2 -- Indra</text:p>
      </style:header>
      <style:footer>
        <text:p text:style-name="MP2"><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0T19:01:51.344810684</meta:creation-date>
    <dc:date>2023-10-20T21:58:35.199338942</dc:date>
    <meta:editing-duration>PT2H56M38S</meta:editing-duration>
    <meta:editing-cycles>11</meta:editing-cycles>
    <meta:generator>LibreOffice/7.4.1.2$Linux_X86_64 LibreOffice_project/3c58a8f3a960df8bc8fd77b461821e42c061c5f0</meta:generator>
    <meta:document-statistic meta:table-count="1" meta:image-count="0" meta:object-count="0" meta:page-count="24" meta:paragraph-count="427" meta:word-count="4530" meta:character-count="28641" meta:non-whitespace-character-count="24522"/>
  </office:meta>
</office:document-meta>
</file>